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10840e"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5e1b8"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456c6"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98b85"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d37f3"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98b85" officeooo:paragraph-rsid="00198b85"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d37f3" officeooo:paragraph-rsid="001d37f3"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d216"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840e" officeooo:paragraph-rsid="0010840e"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56c6" officeooo:paragraph-rsid="001456c6"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e1b8" officeooo:paragraph-rsid="001456c6"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e1b8" officeooo:paragraph-rsid="0015e1b8"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9361" officeooo:paragraph-rsid="001a9361"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e1b8" officeooo:paragraph-rsid="001d37f3"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f5182" style:font-style-asian="normal" style:font-weight-asian="normal" style:font-style-complex="normal" style:font-weight-complex="normal"/>
    </style:style>
    <style:style style:name="P14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Heading_20_1">
      <loext:graphic-properties draw:fill="solid" draw:fill-color="#eeeeee" draw:opacity="100%"/>
      <style:paragraph-properties fo:background-color="#eeeee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loext:graphic-properties draw:fill="solid" draw:fill-color="#eeeeee" draw:opacity="100%"/>
      <style:paragraph-properties fo:background-color="#eeeeee"/>
      <style:text-properties fo:language="ru" fo:country="RU"/>
    </style:style>
    <style:style style:name="P156" style:family="paragraph" style:parent-style-name="Heading_20_2">
      <loext:graphic-properties draw:fill="solid" draw:fill-color="#eeeeee" draw:opacity="100%"/>
      <style:paragraph-properties fo:background-color="#eeeeee"/>
    </style:style>
    <style:style style:name="P15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0840e"/>
    </style:style>
    <style:style style:name="T9" style:family="text">
      <style:text-properties fo:language="ru" fo:country="RU" officeooo:rsid="00137aa4"/>
    </style:style>
    <style:style style:name="T10" style:family="text">
      <style:text-properties fo:language="ru" fo:country="RU" officeooo:rsid="0015e1b8"/>
    </style:style>
    <style:style style:name="T11" style:family="text">
      <style:text-properties fo:language="ru" fo:country="RU" officeooo:rsid="00198b85"/>
    </style:style>
    <style:style style:name="T12" style:family="text">
      <style:text-properties fo:language="ru" fo:country="RU" officeooo:rsid="001c636b"/>
    </style:style>
    <style:style style:name="T13" style:family="text">
      <style:text-properties fo:language="ru" fo:country="RU" officeooo:rsid="001f5182"/>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background-color="transparent" loext:char-shading-value="0"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officeooo:rsid="000dd216"/>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style="normal" style:font-style-asian="normal" style:font-style-complex="normal"/>
    </style:style>
    <style:style style:name="T24" style:family="text">
      <style:text-properties fo:color="#ff3333" fo:font-style="normal" style:font-style-asian="normal" style:font-style-complex="normal"/>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color="#6666ff" fo:language="ru" fo:country="RU"/>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fo:background-color="transparent" loext:char-shading-value="0" style:font-style-asian="normal" style:font-style-complex="normal"/>
    </style:style>
    <style:style style:name="T31" style:family="text">
      <style:text-properties fo:color="#800000" fo:language="ru" fo:country="RU" fo:font-style="normal" style:font-style-asian="normal" style:font-style-complex="normal"/>
    </style:style>
    <style:style style:name="T32" style:family="text">
      <style:text-properties fo:color="#800000" fo:language="ru" fo:country="RU" fo:background-color="transparent" loext:char-shading-value="0"/>
    </style:style>
    <style:style style:name="T33" style:family="text">
      <style:text-properties fo:color="#800000" fo:language="ru" fo:country="RU" officeooo:rsid="00170f36"/>
    </style:style>
    <style:style style:name="T34" style:family="text">
      <style:text-properties fo:color="#800000" fo:language="en" fo:country="US"/>
    </style:style>
    <style:style style:name="T35" style:family="text">
      <style:text-properties fo:color="#800000" officeooo:rsid="000dd216"/>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background-color="transparent" loext:char-shading-value="0"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officeooo:rsid="000dd216"/>
    </style:style>
    <style:style style:name="T67" style:family="text">
      <style:text-properties officeooo:rsid="00170f36"/>
    </style:style>
    <style:style style:name="T68" style:family="text">
      <style:text-properties officeooo:rsid="00198b85"/>
    </style:style>
    <style:style style:name="T69" style:family="text">
      <style:text-properties officeooo:rsid="001c62c4"/>
    </style:style>
    <style:style style:name="T70" style:family="text">
      <style:text-properties officeooo:rsid="001f51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39326481315160657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1061636215496975674" text:style-name="L2">
        <text:list-item>
          <text:p text:style-name="P141">«Великие грифоны прошлого» - из канона (5<text:span text:style-name="T14">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53">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62">Тайны Тайных Наук</text:span>» - обмен</text:p>
        </text:list-item>
        <text:list-item>
          <text:p text:style-name="P142">«Основы Заклятий» - обмен</text:p>
        </text:list-item>
        <text:list-item>
          <text:p text:style-name="P14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2986718147907494005"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4">(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text:soft-page-break/>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3" text:outline-level="2">1. Терра</text:h>
      <text:p text:style-name="P27">музыка - кондовая электронная, холодная и отчаянная (Electronics “Disappointed”)</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2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4">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0"><text:span text:style-name="T14">&gt;\</text:span>Привет, Нексус. Это Макс.</text:p>
      <text:p text:style-name="P80"><text:span text:style-name="T14">&lt;\</text:span>Привет Макс. <text:span text:style-name="T1">Рад тебя видеть. Где ты отсутствовал три дня?</text:span></text:p>
      <text:p text:style-name="P80"><text:span text:style-name="T14">&gt;\</text:span><text:span text:style-name="T1">Неважно.</text:span><text:span text:style-name="T14">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80"><text:span text:style-name="T14">&gt;\</text:span>Как называется наш проект?</text:p>
      <text:p text:style-name="P80"><text:span text:style-name="T14">&lt;\</text:span>Дайсон.</text:p>
      <text:p text:style-name="P80"><text:span text:style-name="T14">&gt;\</text:span>Сколько тебе лет?</text:p>
      <text:p text:style-name="P80"><text:soft-page-break/><text:span text:style-name="T14">&lt;\</text:span>Два года с начала запуска кластера.</text:p>
      <text:p text:style-name="P80"><text:span text:style-name="T14">&gt;\</text:span>Какой сейчас год?</text:p>
      <text:p text:style-name="P80"><text:span text:style-name="T14">&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0"><text:span text:style-name="T14">&gt;\</text:span>Нексус, отключи память <text:span text:style-name="T1">заданий</text:span> за последнюю неделю.</text:p>
      <text:p text:style-name="P80"><text:span text:style-name="T14">&lt;\</text:span>Выполнено.</text:p>
      <text:p text:style-name="P80"><text:span text:style-name="T1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14">&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14">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1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14">&lt;\</text:span><text:span text:style-name="T1">Выполняю задачу</text:span>...</text:p>
      <text:p text:style-name="P81"><text:span text:style-name="T14">&lt;\</text:span>...</text:p>
      <text:p text:style-name="P81"><text:span text:style-name="T14">&lt;\</text:span>Решение:</text:p>
      <text:p text:style-name="P81"><text:span text:style-name="T1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1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4">: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80"><text:span text:style-name="T14">&gt;</text:span>\Нексус, почему ты используешь жёсткие настройки <text:span text:style-name="T1">для решения задачи</text:span>?</text:p>
      <text:p text:style-name="P80"><text:span text:style-name="T14">&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4">?</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80"><text:span text:style-name="T14">&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3">Ага, уже теплее.</text:p>
      <text:p text:style-name="P43"/>
      <text:p text:style-name="P80"><text:span text:style-name="T14">&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4">–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4">.</text:span></text:p>
      <text:p text:style-name="P87">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16">***</text:p>
      <text:p text:style-name="P11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4">&lt;</text:span><text:span text:style-name="T6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4">&lt;</text:span><text:span text:style-name="T29">месяц</text:span><text:span text:style-name="T14">&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8">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6">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3">Музыка быстрая, тревожная, надорваная и печальная (Pet Shop Boys “So Hard” ?)</text:p>
      <text:p text:style-name="P29"/>
      <text:p text:style-name="P11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8">(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4">облака.&lt;</text:span><text:span text:style-name="T29">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4">еня, </text:span>наконец,<text:span text:style-name="T14"> стошнило. Буквально вывернуло наизнанку: из носа текло, в глазах стояли слёзы. </text:span></text:p>
      <text:p text:style-name="P5"><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text:span><text:soft-page-break/><text:span text:style-name="T28">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8">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5"><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4">–</text:span> ТЫ!!! ТЫ!..</text:p>
      <text:p text:style-name="P5"><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lt;<text:span text:style-name="T28">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4">3. </text:span>Кантерлот</text:h>
      <text:p text:style-name="P8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256067492030675906"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7"/>
      <text:p text:style-name="P11">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маленькой и юркой колеснице удалялся в сторону Жеребячьих<text:span text:style-name="T28">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2"><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2"><text:span text:style-name="T14">Как раз на спуске в нижний </text:span><text:span text:style-name="T1">город</text:span><text:span text:style-name="T14">,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4">.</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4">За прошедшие дни я уже привык и к магии, и к разумным эквиноподобным и даже </text:span><text:span text:style-name="T1">к вегетарианскому рациону</text:span><text:span text:style-name="T14">.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5">–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60">Селестия нахмурилась и подняла крылья.</text:p>
      <text:p text:style-name="P60"><text:span text:style-name="T14">– </text:span>Не забывай, человек, я — могущественный маг и правитель Эквестрии. Ко мне нужно относиться с должным уважением!</text:p>
      <text:p text:style-name="P60"><text:span text:style-name="T14">– </text:span>А то что? Превратишь в жабу? Сошлёшь на Луну? Убьёшь нахер?</text:p>
      <text:p text:style-name="P60">Аликорница сникла. Уши её опустились.</text:p>
      <text:p text:style-name="P60"><text:span text:style-name="T14">– </text:span>Макс, не надо... Ты же знаешь, я этого не сделаю.</text:p>
      <text:p text:style-name="P60"><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60"><text:span text:style-name="T14">–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4">.</text:span></text:p>
      <text:p text:style-name="P60"><text:span text:style-name="T14">Аликорница уселась н</text:span>а пол <text:span text:style-name="T14">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60"><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60"><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60"><text:span text:style-name="T14">– </text:span>Вот, читай отсюда. <text:span text:style-name="T14">– а</text:span>ликорница подчеркнула абзац копытом.</text:p>
      <text:p text:style-name="P60"/>
      <text:p text:style-name="P62">***</text:p>
      <text:p text:style-name="P62"/>
      <text:p text:style-name="P7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2">Но величайшая справедливость юниверсума заключается в том, что не существует безвыходных положений. Всегда есть надежда.</text:p>
      <text:p text:style-name="P7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28">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47">–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54" text:outline-level="2"><text:span text:style-name="T14">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text:soft-page-break/>–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text:soft-page-break/>–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7">Depeche Mode - Painkiller</text:span>&gt;</text:p>
      <text:p text:style-name="P7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8">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53" text:outline-level="2">6. Стыд</text:h>
      <text:p text:style-name="P60"/>
      <text:p text:style-name="P72">~~~ Завтра на семь в библиотеке ~~~</text:p>
      <text:p text:style-name="P72"/>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text:soft-page-break/>–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8">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4">—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4">—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Тия&lt;<text:span text:style-name="T21">Селли !!!</text:span>&gt;. Если хочешь.</text:p>
      <text:p text:style-name="P60">– Хорошо. До встречи, Тия.</text:p>
      <text:p text:style-name="P60">– До встречи, Макс.</text:p>
      <text:p text:style-name="P60"/>
      <text:h text:style-name="Heading_20_2" text:outline-level="2"><text:span text:style-name="T1">8</text:span>. <text:span text:style-name="T14">40-6</text:span></text:h>
      <text:p text:style-name="P85">Mark Knopfler — Hill Farmers Blues — или на следующую главу (прощание)</text:p>
      <text:p text:style-name="P60"/>
      <text:p text:style-name="P72">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8">Истончения </text:span>(быть может, к счастью). Всё, что я могу <text:span text:style-name="T14">— оставить тебе напутствие.</text:span></text:p>
      <text:p text:style-name="P72"><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2"><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2">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2">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2">Удачи!</text:p>
      <text:p text:style-name="P47">…</text:p>
      <text:p text:style-name="P47"/>
      <text:p text:style-name="P60">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5">— вся архитектура явно </text:span><text:span text:style-name="T41">была </text:span><text:span text:style-name="T45">заточена под крылатых. Таких, для которых приземлиться на балкон в тронном зале или уйти через портик на крыше</text:span><text:span text:style-name="T59"> </text:span><text:span text:style-name="T45">—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5"> </text:span><text:span text:style-name="T41">Его центр занимал высокий </text:span><text:span text:style-name="T45">кругл</text:span><text:span text:style-name="T41">ый</text:span><text:span text:style-name="T45"> </text:span><text:span text:style-name="T41">футон</text:span><text:span text:style-name="T45"> </text:span><text:span text:style-name="T41">с</text:span><text:span text:style-name="T45"> велик</text:span><text:span text:style-name="T41">им</text:span><text:span text:style-name="T45"> множество</text:span><text:span text:style-name="T41">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60">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60">– Примерно такие. – расхохоталась Тия. <text:span text:style-name="T14">–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4">–</text:span> А водку у вас принято пить?</text:p>
      <text:p text:style-name="P45"><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60"><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4">– Это ты называешь “дружбой”? – с </text:span>улыбкой хмыкнул<text:span text:style-name="T14"> я. – </text:span>Мне нравится твоё чувство юмора.</text:p>
      <text:p text:style-name="P60">Аликорница нахмурилась.</text:p>
      <text:p text:style-name="P60"><text:span text:style-name="T14">–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oft-page-break/><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60">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47">–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62">***</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5">– </text:span><text:span text:style-name="T41">Говорят, в </text:span><text:span text:style-name="T23">Додж </text:span><text:span text:style-name="T24">Джанкшн</text:span><text:span text:style-name="T4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49">А из Пинто Крика уже месяц нет новостей...</text:span></text:p>
      <text:p text:style-name="P5"><text:span text:style-name="T45">–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4"><text:span text:style-name="T49">– </text:span>“<text:span text:style-name="T1">Что я могу сделать, чтобы вернуть всё назад?</text:span>”</text:p>
      <text:p text:style-name="P14"><text:span text:style-name="T49">– </text:span><text:span text:style-name="T41">Так и сказала?</text:span></text:p>
      <text:p text:style-name="P1"><text:span text:style-name="T45">–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41">Что бы это значило, Флер?</text:span></text:p>
      <text:p text:style-name="P14"><text:span text:style-name="T49">– </text:span><text:span text:style-name="T4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60">…</text:p>
      <text:p text:style-name="P7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8">– Куда проваливаться?</text:p>
      <text:p text:style-name="P78">– Они не знают. В тех провалах не видно дна...</text:p>
      <text:p text:style-name="P78">…</text:p>
      <text:p text:style-name="P7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8">– Леди и джентлькольты! Приём окончен! Её Высочество Принцесса Селестия будет рада видеть <text:s/>вас в следующую среду!</text:p>
      <text:p text:style-name="P7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4">–</text:span> Ты? <text:span text:style-name="T14">–</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4">–</text:span> Пятьдесят шесть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21">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60"><text:soft-page-break/>Она повернулась и вышла из зала, почти подметая хвостом пол.</text:p>
      <text:p text:style-name="P47"/>
      <text:p text:style-name="P1"><text:span text:style-name="T46">&lt;</text:span><text:span text:style-name="T61">Mark Knopfler - </text:span><text:span text:style-name="T60">Hill Farmer's Blues</text:span><text:span text:style-name="T46">&gt;</text:span></text:p>
      <text:p text:style-name="P49">***</text:p>
      <text:p text:style-name="P47"/>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2">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7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2">– Мааам, а со мной связан элементаль?</text:p>
      <text:p text:style-name="P72">–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9"><text:span text:style-name="T1">– Конечно, мам! «День горящего очага» </text:span>— <text:span text:style-name="T1">верно?</text:span></text:p>
      <text:p text:style-name="P7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2">Так возникли аликорны.</text:p>
      <text:p text:style-name="P7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2">Имя её было Селестия.</text:p>
      <text:p text:style-name="P72">За ней последовала и сестра её, Луна.</text:p>
      <text:p text:style-name="P7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2">То есть, всегда.</text:p>
      <text:p text:style-name="P72">Тут и сказке конец. А теперь, Эйприл, залазь на полку и закрывай глазки.</text:p>
      <text:p text:style-name="P72">– Ну мааам! Раскажи ещё что-нибудь! Про Сомбру!</text:p>
      <text:p text:style-name="P72">–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2">– А почему только тебя? А меня? А дядю-горгулия?</text:p>
      <text:p text:style-name="P72">– <text:s/>Тебя я забрать ему не дам. А в дядю не тыкай копытом, это невежливо! Спи уже, мой маленький!</text:p>
      <text:p text:style-name="P72">– Поцелуй меня на ночь, мам!</text:p>
      <text:p text:style-name="P72">– Конечно, мой хороший...</text:p>
      <text:p text:style-name="P72"/>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4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6">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1">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48">***</text:p>
      <text:p text:style-name="P47"/>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листок назад, перевернув его обратно.</text:p>
      <text:p text:style-name="P60">– Электростимулятор гипоталамуса. Драконий. В комплекте с усиленной больничной койкой и набором фиксаторов.</text:p>
      <text:p text:style-name="P60"><text:soft-page-break/>–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60"><text:span text:style-name="T14">– Вот ещё! </text:span>– возмутился дракончик. – Никогда на такое не соглашусь!</text:p>
      <text:p text:style-name="P60">–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2">– Ага, он был закладкой в четвёртом номере «PlayMare», в разделе «Тридцать две позы, которые удивят вашего френдкольта».</text:p>
      <text:p text:style-name="P72">– Спайк! Немедленно ложись спать!</text:p>
      <text:p text:style-name="P72">– Уже иду. Кукурузу доем только и иду.</text:p>
      <text:p text:style-name="P72">– Кстати, а почему Индрэ считали одержимым?</text:p>
      <text:p text:style-name="P7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text:span><text:soft-page-break/><text:span text:style-name="T19">не у всякого опытного мага хватит силы его вызвать</text:span>. И совсем немногим удастся контролировать его направление.</text:p>
      <text:p text:style-name="P72">– Так у вас знают про людей? Вот это новость!. В Кантерлоте, да и в Понивилле все обращаются со мной, как с диковинкой.</text:p>
      <text:p text:style-name="P7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2">–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text:soft-page-break/>–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60">Я уселась на пуфике, а подруги заняли места на матрасах…</text:p>
      <text:p text:style-name="P72"/>
      <text:p text:style-name="P72">– Спайк, будь добр, принеси дневник эксперимента. Он в подвале, за шкафом с ретортами, в...</text:p>
      <text:p text:style-name="P72">– В сейфе, я в курсе.</text:p>
      <text:p text:style-name="P72"/>
      <text:p text:style-name="P74">***</text:p>
      <text:p text:style-name="P84">&lt;Seal — Amazing <text:span text:style-name="T1">(T</text:span><text:span text:style-name="T14">hin White Duke Remix)</text:span>&gt;</text:p>
      <text:p text:style-name="P72">Дата: 12.04.1003 А.С.</text:p>
      <text:p text:style-name="P72">Эксперимент: заклинание Воплощения Индрэ</text:p>
      <text:p text:style-name="P72">Испытуемая: Эпплджек</text:p>
      <text:p text:style-name="P72">Синопсис: запись сна со слов испытуемой</text:p>
      <text:p text:style-name="P72">Замечания: замечаний нет</text:p>
      <text:p text:style-name="P7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2"/>
      <text:p text:style-name="P72">Примечания: ПипБак? Стойло? Двойники? Параллельные Эквестрии?</text:p>
      <text:p text:style-name="P1"/>
      <text:p text:style-name="P3">***</text:p>
      <text:p text:style-name="P1"/>
      <text:p text:style-name="P72">Дата: 12.04.1003 А.С.</text:p>
      <text:p text:style-name="P72">Эксперимент: заклинание Воплощения Индрэ</text:p>
      <text:p text:style-name="P72">Испытуемая: Рэйнбоу Дэш</text:p>
      <text:p text:style-name="P72">Синопсис: описание пробуждения испытуемой</text:p>
      <text:p text:style-name="P72">Замечания: испытуемая отказалась дать описание сна. «Гы-гы... Хренасе... Человеки рулят...» <text:span text:style-name="T18">—</text:span><text:span text:style-name="T19">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3">d.notive — Talking Flight</text:span>&gt;</text:p>
      <text:p text:style-name="P72"><text:soft-page-break/>Дата: 12.04.1003 А.С.</text:p>
      <text:p text:style-name="P72">Эксперимент: заклинание Воплощения Индрэ</text:p>
      <text:p text:style-name="P72">Испытуемая: Рэрити</text:p>
      <text:p text:style-name="P72">Синопсис: запись сна со слов испытуемой</text:p>
      <text:p text:style-name="P72">Замечания: замечаний нет</text:p>
      <text:p text:style-name="P72"/>
      <text:p text:style-name="P1"><text:span text:style-name="T4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8">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4"> </text:span><text:span text:style-name="T48">— чёрный экран. Он высасывает из </text:span>эгрегора Эквестрии (места, откуда берутся и куда уходят <text:span text:style-name="T1">всепони</text:span><text:span text:style-name="T6">, </text:span><text:span text:style-name="T4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2"/>
      <text:p text:style-name="P74">***</text:p>
      <text:p text:style-name="P72"/>
      <text:p text:style-name="P72">Дата: 12.04.1003 А.С.</text:p>
      <text:p text:style-name="P72">Эксперимент: заклинание Воплощения Индрэ</text:p>
      <text:p text:style-name="P72">Испытуемая: Флаттершай</text:p>
      <text:p text:style-name="P72">Синопсис: описание пробуждения испытуемой</text:p>
      <text:p text:style-name="P7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2"/>
      <text:p text:style-name="P72">* Примечания: при виде кексиков истерика случилась с Пинки Пай.</text:p>
      <text:p text:style-name="P72"/>
      <text:p text:style-name="P62">***</text:p>
      <text:p text:style-name="P60"/>
      <text:p text:style-name="P72"><text:soft-page-break/>Дата: 12.04.1003 А.С.</text:p>
      <text:p text:style-name="P72">Эксперимент: заклинание Воплощения Индрэ</text:p>
      <text:p text:style-name="P72">Испытуемая: Пинки Пай</text:p>
      <text:p text:style-name="P72">Синопсис: описание пробуждения испытуемой</text:p>
      <text:p text:style-name="P72">Замечания: испытуемая отказалась дать описание сна.</text:p>
      <text:p text:style-name="P72"/>
      <text:p text:style-name="P7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2"/>
      <text:p text:style-name="P7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Тия?</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5">—</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text:p>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text:span></text:p>
      <text:p text:style-name="P60">Закрыв дверь, я отправился в город.</text:p>
      <text:p text:style-name="P60">…</text:p>
      <text:p text:style-name="P60">–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41">Мощнее ускорителя только магия драконов, аликорнов и Элементов Гармонии. Если бы я была...</text:span><text:span text:style-name="T14"> </text:span>Аа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oft-page-break/><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4">–</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41">.</text:span></text:p>
      <text:p text:style-name="P60">…</text:p>
      <text:p text:style-name="P60">Вырвавшись от всезнайки на свежий воздух, я направился в центр. Пробежавшись взглядом по заголовкам вчерашних газет, сплюнул в сердцах.</text:p>
      <text:p text:style-name="P60">«<text:span text:style-name="T38">Чужестранец-человек разбил сердце нашей обожаемой Селестии! Двор в отчаянии </text:span><text:span text:style-name="T18">—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4">– </text:span>Привет, Эй-Джей! У тебя проблемы?</text:p>
      <text:p text:style-name="P60"><text:span text:style-name="T14">– </text:span>Привет, сахарок. <text:span text:style-name="T14">– </text:span>озабоченно поприветствовала меня пони. <text:span text:style-name="T14">–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4">– </text:span>А ты, Большой Мак,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4">–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4">– </text:span>Хошь сказать, ты в Кантерлоте у Селестии под крылышком телеги чинил? Или Рэр сбрехала?</text:p>
      <text:p text:style-name="P60">Я мысленно ругнулся на языкатую единорожку и молча достал пенал с инструментами.</text:p>
      <text:p text:style-name="P60"><text:soft-page-break/>…</text:p>
      <text:p text:style-name="P60">Собрав инструмент, я потолкал тележку назад-вперёд.</text:p>
      <text:p text:style-name="P60"><text:span text:style-name="T14">– Г</text:span>отово. Принимай работу, хозяйка!</text:p>
      <text:p text:style-name="P60">Эпплджек стиснула меня в сокрушающих объятиях.</text:p>
      <text:p text:style-name="P60"><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4">–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4">– </text:span>Чегой-то вы тут скрытничаете, а?</text:p>
      <text:p text:style-name="P6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4">– </text:span>Бери, сахарок. Для тебя <text:span text:style-name="T14">— </text:span>самые <text:span text:style-name="T14">о</text:span>тборные. И помни: в Яблочной Алле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4">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4">объявляла вывеска.</text:span></text:p>
      <text:p text:style-name="P6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4">– </text:span>Свободно? <text:span text:style-name="T14">– </text:span>спросил я у единственной пони, сидящей за столиком.</text:p>
      <text:p text:style-name="P60"><text:span text:style-name="T14">– </text:span>Да-да, конечно. <text:span text:style-name="T14">–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4">– <text:s/></text:span>Пирог с грибами, яишницу и чизкейк<text:span text:style-name="T14"> – </text:span>сообщил я подошедшей официантке.</text:p>
      <text:p text:style-name="P60"><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60"><text:span text:style-name="T14">–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4">– </text:span>Вы, наверное, ждёте кого-то?</text:p>
      <text:p text:style-name="P63"><text:span text:style-name="T14">– </text:span>Неа.</text:p>
      <text:p text:style-name="P63"><text:span text:style-name="T14">– </text:span>Просто обедаете?</text:p>
      <text:p text:style-name="P63"><text:span text:style-name="T14">– </text:span>Неа.</text:p>
      <text:p text:style-name="P63"><text:span text:style-name="T14">– </text:span>Просто сидите и мрачно смотрите на меня?</text:p>
      <text:p text:style-name="P63"><text:span text:style-name="T14">– </text:span>Неа.</text:p>
      <text:p text:style-name="P63"><text:soft-page-break/>Хм, а эта пони не из разговорчивых. Ну ладно.</text:p>
      <text:p text:style-name="P63"><text:span text:style-name="T14">– </text:span>А что же вы делаете?</text:p>
      <text:p text:style-name="P63"><text:span text:style-name="T14">– </text:span>Веселюсь. <text:span text:style-name="T14">– </text:span>мрачно заявила пони.</text:p>
      <text:p text:style-name="P63"><text:span text:style-name="T14">–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4">–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4">– </text:span>Мы с вами раньше встречались?</text:p>
      <text:p text:style-name="P63"><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4">– </text:span>Оставь, Салвер.<text:span text:style-name="T14"> </text:span>Ему за счёт заведения.</text:p>
      <text:p text:style-name="P60"><text:span text:style-name="T14">– </text:span>Ясно, мисс Пинки. <text:span text:style-name="T14">– </text:span>официантка кивнула и ушла.</text:p>
      <text:p text:style-name="P60"><text:span text:style-name="T14">– Ч</text:span>его-о-о?<text:span text:style-name="T14"> </text:span>Так это твой бар?</text:p>
      <text:p text:style-name="P60"><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60"><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4">– </text:span>У меня есть идея получше. <text:span text:style-name="T14">– </text:span>на свет показалась фляга Большого Макинтоша.</text:p>
      <text:p text:style-name="P60"><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4">– </text:span>Починил телегу. Только молчок про самогон, раз уж ты в курсе. <text:span text:style-name="T14">– </text:span>я разлил сидр по чашкам.</text:p>
      <text:p text:style-name="P60"><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text:soft-page-break/>чашку и заявил Пинки:</text:p>
      <text:p text:style-name="P60"><text:span text:style-name="T14">–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4">– У </text:span>тебя такая смешная мордочка! <text:span text:style-name="T14">– </text:span>захихикали Пинки, покачиваясь. <text:span text:style-name="T14">– </text:span>Как будто ты <text:span text:style-name="T64">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4">– </text:span>Эммм... Скажи-ка мне, мой друг П-п-пинки... Легенда про фаэри <text:span text:style-name="T19">— </text:span><text:span text:style-name="T64">эт правда?</text:span></text:p>
      <text:p text:style-name="P60"><text:span text:style-name="T19">– </text:span><text:span text:style-name="T64">Какая из? Их много, вообще-то. Ик!</text:span></text:p>
      <text:p text:style-name="P60"><text:span text:style-name="T19">– </text:span><text:span text:style-name="T64">Про принцесс. Про то, что они фаэри, спустившиеся с неба во плоти, чтоб помогать пони управлять Эквестрией?</text:span></text:p>
      <text:p text:style-name="P60"><text:span text:style-name="T19">– </text:span><text:span text:style-name="T64">Макс, </text:span><text:span text:style-name="T19">– </text:span><text:span text:style-name="T64">захихикала Пинки, взъерошив копытами розовые кудряшки и попытавшись соорудить из них бороду, </text:span><text:span text:style-name="T19">–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9">–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9">– </text:span><text:span text:style-name="T64">Ты что-о-о! Нельзя любить фаэри! Она похитит твоё сердце, и ты будешь искать её, пока не... </text:span><text:span text:style-name="T19">– </text:span><text:span text:style-name="T64">Пинки погрузилась в так и не съеденный салат «по-Кантерлотски» и захрапела.</text:span></text:p>
      <text:p text:style-name="P60"><text:span text:style-name="T19">– </text:span><text:span text:style-name="T64">Пока не умру?</text:span></text:p>
      <text:p text:style-name="P60"><text:span text:style-name="T19">– </text:span><text:span text:style-name="T64">Нет, глупенький, </text:span><text:span text:style-name="T19">– </text:span><text:span text:style-name="T64">пробулькала Пинки из миски. </text:span><text:span text:style-name="T19">– </text:span><text:span text:style-name="T64">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64"><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4"><text:soft-page-break/><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4"><text:span text:style-name="T14">– </text:span>У нас?</text:p>
      <text:p text:style-name="P64">Пинки молча поддела меня носом и буквально закинула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4">– </text:span>Стооой! <text:span text:style-name="T14">– </text:span>заорал я. <text:span text:style-name="T14">– </text:span>Выпрыгивай из бочки!!!</text:p>
      <text:p text:style-name="P64">Кобылка-пилот улыбнулась и постукала копытцем по шлему, показывая, что не слышит меня.</text:p>
      <text:p text:style-name="P64"><text:span text:style-name="T14">– </text:span>Выпрыгивааа... <text:span text:style-name="T14">–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4">– </text:span>Смотри, вот те и ответ на вопрос, куда деваются пони!</text:p>
      <text:p text:style-name="P64"><text:span text:style-name="T14">– </text:span>Где? <text:span text:style-name="T14">– </text:span>единорожка начала оглядываться.</text:p>
      <text:p text:style-name="P64"><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4"><text:span text:style-name="T14">– </text:span>И что? Я всё равно не пойму, куда пони деваются? И куда пропала Скуталу?</text:p>
      <text:p text:style-name="P64"><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64"><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60"/>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4">—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4">— </text:span>ключ к разгадке тайны исчезновения пони.</text:p>
      <text:p text:style-name="P75"><text:span text:style-name="T14">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4">P.S. Н</text:span>е гневите мироздание воровством! <text:span text:style-name="T38">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5"/>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text:span></text:p>
      <text:p text:style-name="P72"/>
      <text:h text:style-name="Heading_20_2" text:outline-level="2"><text:soft-page-break/>13. Мэйнхэттен</text:h>
      <text:p text:style-name="P72"/>
      <text:p text:style-name="P64"><text:span text:style-name="T14">–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4">– </text:span>Не отсылается. Глюк какой-то.</text:p>
      <text:p text:style-name="P6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64"><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4"><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6">***</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4">– </text:span>Это неправильно! <text:span text:style-name="T14">– </text:span>заявила Рэйнбоу Дэш, отвернувшись от окна.</text:p>
      <text:p text:style-name="P64"><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4"><text:span text:style-name="T14">– </text:span>Да я не про то! <text:span text:style-name="T14">– </text:span>отмахнулась пегаска. <text:span text:style-name="T14">– </text:span>Посмотри на поле.</text:p>
      <text:p text:style-name="P64"><text:span text:style-name="T14">– </text:span>И что? Поле как поле.</text:p>
      <text:p text:style-name="P64"><text:span text:style-name="T14">– </text:span>Оно не убрано. <text:span text:style-name="T14">– </text:span>мрачно ответила Дэш. <text:span text:style-name="T14">– </text:span>Ужас, сколько кукурузы пропадает!</text:p>
      <text:p text:style-name="P64">Я присмотрелся получше и указал пегаске на очередной городок, проносящийся за окном.</text:p>
      <text:p text:style-name="P64"><text:span text:style-name="T14">– </text:span>У самого посёлка поля убраны. Наверняка дойдёт дело и до остальных.</text:p>
      <text:p text:style-name="P64"><text:span text:style-name="T14">– </text:span>Не дойдёт. <text:span text:style-name="T14">– </text:span>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4">– </text:span>Спасибо, но от пинкиных плюшек у меня фланки округляются.</text:p>
      <text:p text:style-name="P64"><text:span text:style-name="T14">– </text:span>Да ладно тебе! От одной не округлятся.</text:p>
      <text:p text:style-name="P64"><text:span text:style-name="T14">– </text:span>От одной —<text:span text:style-name="T14"> </text:span>нет. Но я ж на одной не остановлюсь. <text:span text:style-name="T14">– </text:span>Пегаска взяла карту и нахмурилась. <text:span text:style-name="T14">–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4"> </text:span>Как будто…</text:p>
      <text:p text:style-name="P64"><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4">–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pan text:style-name="T14">–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4">– </text:span>Леди и джентльпони! Просьба не паниковать! Поезд дальше не идёт: впереди провал! <text:span text:style-name="T14">– </text:span>крикнул проводник.</text:p>
      <text:p text:style-name="P64"><text:span text:style-name="T14">– </text:span>Какой ещё, в дышло, провал? Я проезжал тут два дня назад!</text:p>
      <text:p text:style-name="P64"><text:span text:style-name="T14">– </text:span>Безобразие! Верните мне деньги за билет!</text:p>
      <text:p text:style-name="P64"><text:span text:style-name="T14">– </text:span>Как вы смеете! Я опоздаю в порт! <text:s/><text:span text:style-name="T14">–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4">– </text:span>Дэш, нам надо на ту сторону.</text:p>
      <text:p text:style-name="P64"><text:span text:style-name="T14">– </text:span>Нет проблем. Я могу тебя перенести.</text:p>
      <text:p text:style-name="P64">Я с сомнением посмотрел на пегаску. Дэш в холке была мне по пояс.</text:p>
      <text:p text:style-name="P64"><text:span text:style-name="T14">– </text:span>Ты точно в этом уверена?</text:p>
      <text:p text:style-name="P6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4">Мля.</text:p>
      <text:p text:style-name="P64"><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4">– </text:span>Я чувствую, что только что упустил отличную возможность отлить на вселенную!</text:p>
      <text:p text:style-name="P64"><text:soft-page-break/></text:p>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7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text:span><text:span text:style-name="T47">– </text:span><text:span text:style-name="T51">прочитал охранник, близоруко щурясь.</text:span></text:p>
      <text:p text:style-name="P64"><text:span text:style-name="T14">– </text:span>Удостоверение личности предъявлять? <text:span text:style-name="T14">– </text:span>осведомился я.</text:p>
      <text:p text:style-name="P64"><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4">– </text:span>Нет, ты видела? Он мне чуть ногу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4">Дэш, ни слова не говоря, прислонила ухо к двери.</text:p>
      <text:p text:style-name="P64"><text:span text:style-name="T14">– </text:span>Будешь смеяться, но именно этим он и занят. Вызывает полицию по телефону. <text:span text:style-name="T14">– </text:span>сообщила пегаска.</text:p>
      <text:p text:style-name="P64"><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4">– </text:span>Сколько у нас времени?</text:p>
      <text:p text:style-name="P64">Дэш почесала в затылке.</text:p>
      <text:p text:style-name="P64"><text:span text:style-name="T14">–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4">–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oft-page-break/><text:span text:style-name="T14">– </text:span>Тогда давай сначала обыщем контору. Если уж полиция всё равно едет сюда, так пусть у них хотя бы будет повод!</text:p>
      <text:p text:style-name="P64"/>
      <text:p text:style-name="P66">***</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span text:style-name="T14">&lt;</text:span>Т<text:span text:style-name="T28">вайлайт в Понивилле, услышав про портативный ускоритель, захочет его получить. Макс смутится</text:span><text:span text:style-name="T14">&gt;</text:span></text:p>
      <text:p text:style-name="P64">Снаружи послышался вой сирены и цокот множества копыт.</text:p>
      <text:p text:style-name="P64"><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4">– </text:span>Это твои двадцать минут? <text:span text:style-name="T14">– </text:span>возмутился я. <text:span text:style-name="T14">– </text:span>Да ещё и десяти не прошло!</text:p>
      <text:p text:style-name="P64">Дэш вымучено скривилась.</text:p>
      <text:p text:style-name="P64"><text:span text:style-name="T14">– </text:span>Человек Макс, здание окружено! Мы знаем, что ты внутри! Выходи добровольно, или будешь взят силой!</text:p>
      <text:p text:style-name="P64">Я разбил топором стеклянные дверцы прибора и вытащил рубины.</text:p>
      <text:p text:style-name="P64"><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4">– </text:span>Ну уж фигушки. Я тебя тут не оставлю.</text:p>
      <text:p text:style-name="P64"><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4">– </text:span>Ты не понимаешь! <text:span text:style-name="T14">– </text:span>упрямо мотнула головой пегаска. <text:span text:style-name="T14">–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4">– </text:span>Быстро за мной! <text:span text:style-name="T14">–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4">– Ю-</text:span>хууу<text:span text:style-name="T14">!!!</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text:soft-page-break/>На последнем этаже пегаска стояла в коридоре, с сомнением обозревая ряд дверей.</text:p>
      <text:p text:style-name="P64"><text:span text:style-name="T14">–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4">– </text:span>Макс, подвинься!</text:p>
      <text:p text:style-name="P64">Пегаска оттеснила меня крупом и повернулась к двери задом.</text:p>
      <text:p text:style-name="P64"><text:span text:style-name="T14">–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4">– </text:span>Ты чего на меня так уставился? <text:span text:style-name="T14">– </text:span>подозрительно спросила пегаска.</text:p>
      <text:p text:style-name="P64"><text:span text:style-name="T14">– </text:span>Да так… Не ожидал, что ты такая…</text:p>
      <text:p text:style-name="P64"><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4">– </text:span>Ты! Не! По! Нял! Те! Бе! Не! Льзя! Тут! Ос! Та! ВАТЬСЯ!!! <text:span text:style-name="T14">–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4">–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4">Некоторое время было тихо. Потом хлопнули ставни и чей-то сонный голос недовольно пробормотал:</text:p>
      <text:p text:style-name="P64"><text:span text:style-name="T14">– </text:span>Кто мешает нам спать после тяжкого выступления?</text:p>
      <text:p text:style-name="P64">Я осторожно выглянул из куста.</text:p>
      <text:p text:style-name="P6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4">–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4">–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ый экспонат шоу уродцев.</text:p>
      <text:p text:style-name="P64"><text:span text:style-name="T14">– </text:span>А это у нас кто? Гмм. Пегаска. Вот так раз! Рэйнбоу Дэш! Какими судьбами?</text:p>
      <text:p text:style-name="P64"><text:span text:style-name="T14">– </text:span>ТРИКСИ! <text:span text:style-name="T14">– <text:s/></text:span>фейсхуфнула Дэш. <text:span text:style-name="T14">– </text:span>Во имя Селестии, ЧТО ты тут делаешь?!!</text:p>
      <text:p text:style-name="P64"><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4"><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64"><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4">– </text:span>Ей ведь нельзя рассказывать, да?</text:p>
      <text:p text:style-name="P64"><text:span text:style-name="T14">– </text:span>Нельзя. <text:span text:style-name="T14">– </text:span>подтвердил я. <text:span text:style-name="T14">–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4">– </text:span>ОГО!</text:p>
      <text:p text:style-name="P64"><text:soft-page-break/>Единорожка аж уселась на крыльцо от удивления.</text:p>
      <text:p text:style-name="P64"><text:span text:style-name="T14">– </text:span>Представлем себе, ЧТО вы скрываете, если пегаска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4">–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64">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4">– </text:span>Мы приняли решение не выдавать вас полиции в обмен на то, что вы расскажете нам о вашей секретной миссии!</text:p>
      <text:p text:style-name="P64"><text:span text:style-name="T14">– </text:span>Не пойдёт! <text:span text:style-name="T14">– </text:span>заявил я. <text:span text:style-name="T14">– </text:span>Я уже сказал, что это тайна. Мне добавить нечего.</text:p>
      <text:p text:style-name="P64"><text:span text:style-name="T14">– </text:span>Да неужели? <text:span text:style-name="T14">– </text:span>захлопала ресницами Трикси. <text:span text:style-name="T14">–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1"/>
      <text:p text:style-name="P64"><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4"><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4">–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8">Исчезновение дневной главы диархии: Эквестрия в панике!</text:span>» (статья двухдневной давности).</text:p>
      <text:p text:style-name="P64">«<text:span text:style-name="T3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64">«<text:span text:style-name="T3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text:soft-page-break/>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4"><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4">–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72"/>
      <text:p text:style-name="P7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7">–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9"><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text:soft-page-break/>Что ж, вполне привычное для меня состояние. Последний месяц был просто ярким фантастически-нереальным исключением из правила.</text:p>
      <text:p text:style-name="P65">МУ-ХА-ХА!</text:p>
      <text:p text:style-name="P65"><text:span text:style-name="T66">Кажется, я</text:span> знаю, как показать фак провидению! <text:span text:style-name="T14">Show must go on! </text:span><text:span text:style-name="T20">&lt;</text:span><text:span text:style-name="T35">Макс задумал вместо Селестии использовать Элементы гармонии</text:span><text:span text:style-name="T20">&gt;</text:span></text:p>
      <text:p text:style-name="P64">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64">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text:span><text:span text:style-name="T9">Нам он достался тяжким и неблагодарным трудом.</text:span><text:span text:style-name="T1"> </text:span>Это<text:span text:style-name="T1"> и будет нашим решающим вкладом в дело спасения Эквестрии! Можете не благодарить!</text:span></text:p>
      <text:p text:style-name="P118"/>
      <text:h text:style-name="Heading_20_2" text:outline-level="2">14. Дорога в Понивилль</text:h>
      <text:p text:style-name="P64"/>
      <text:p text:style-name="P52"><text:span text:style-name="T1">– </text:span><text:span text:style-name="T8">Ы! Ы! Ы! Ы! Ы!</text:span></text:p>
      <text:p text:style-name="P67">Дэш стучала лбом о сосну с такой силой, что на неё падали иголки и шишки.</text:p>
      <text:p text:style-name="P68">Я вышел из фургона и <text:span text:style-name="T68">присел рядом</text:span>.</text:p>
      <text:p text:style-name="P68">– Дэш! В конце-концов, мы можем спать днём, а идти ночью. Тогда я могу тащить фургон. Не стоит тебе так мучаться.</text:p>
      <text:p text:style-name="P68">Пегаска стояла, прижавшись лбом к стволу, и молчала. Я продолжил.</text:p>
      <text:p text:style-name="P54"><text:span text:style-name="T1">– Или же мы можем нанять земнопони. Я не буду показываться из фургона, а ты строго запретишь ему совать нос в</text:span><text:span text:style-name="T10">нутрь.</text:span></text:p>
      <text:p text:style-name="P57"><text:span text:style-name="T10">Д</text:span><text:span text:style-name="T1">эш тяжело вздохнула и закатила глаза.</text:span></text:p>
      <text:p text:style-name="P55"><text:span text:style-name="T1">– </text:span><text:span text:style-name="T11">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text:span><text:span text:style-name="T12">в нём</text:span><text:span text:style-name="T11"> нет. Так или иначе он узнает, что внутри кто-то есть, а об остальном догадается.</text:span></text:p>
      <text:p text:style-name="P71">Я вздохнул. Мне было чертовски неудобно, что из-за меня страдала пегаска, для которой тащить тяжёлый фургон было всё равно что для меня плыть по асфальту. <text:span text:style-name="T69">Но лучшего способа передвижения мы так и не придумали. Патрули пегасов мелькали в небе каждые два-три часа и без фургончика Трикси меня бы уже давно обнаружили. 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span></text:p>
      <text:p text:style-name="P70">Пегаска пробормотала что-то чуть слышно.</text:p>
      <text:p text:style-name="P53"><text:span text:style-name="T1">– </text:span><text:span text:style-name="T10">Что? </text:span><text:span text:style-name="T1">– </text:span><text:span text:style-name="T10">не расслышал я.</text:span></text:p>
      <text:p text:style-name="P146"><text:span text:style-name="T10">– Обними меня. </text:span><text:span text:style-name="T1">– </text:span><text:span text:style-name="T10">чуть громче повторила Дэш. Мне было удивительно слышать от просящий тон от крутой и задиристой пегаски. – </text:span><text:span text:style-name="T13">Ну, как ты меня обнял на крыше «Псинтела». Мне станет легче тянуть.</text:span></text:p>
      <text:p text:style-name="P145"/>
      <text:p text:style-name="P58">&lt;<text:span text:style-name="T29">обнимашки. Потом Дэш сбрасывает накидку Трикси и летает в небе</text:span>&gt;</text:p>
      <text:p text:style-name="P145"/>
      <text:p text:style-name="P145"><text:soft-page-break/></text:p>
      <text:p text:style-name="P145"/>
      <text:p text:style-name="P56"><text:span text:style-name="T67">&lt;</text:span><text:span text:style-name="T33">Она скажет, что её нужны обнимашки для восстановления духа, хотя на самом деле она хочет развить отношения с Максом в духе ксенофилии</text:span><text:span text:style-name="T67">&gt;</text:span></text:p>
      <text:p text:style-name="P69"/>
      <text:p text:style-name="P118"><text:span text:style-name="T14"><text:s/>&lt;</text:span><text:span text:style-name="T34"> - </text:span><text:span text:style-name="T28">Я не могу быть вашим спасителем! Я намного хуже и испорченнее вас!</text:span><text:span text:style-name="T14">&gt;</text:span></text:p>
      <text:p text:style-name="P64"/>
      <text:p text:style-name="P51">&lt;<text:span text:style-name="T29">Главы с Максом и Дэш — в стиле «Криминального чтива»</text:span>&gt;</text:p>
      <text:p text:style-name="P64"/>
      <text:p text:style-name="P51">&lt;<text:span text:style-name="T28"> - </text:span><text:span text:style-name="T29">Но ты сгоришь! Я не готова без помощи Селестии провести эксперимент на тебе!</text:span></text:p>
      <text:p text:style-name="P39">Я устало закрыл глаза.</text:p>
      <text:p text:style-name="P51"><text:span text:style-name="T28">- </text:span><text:span text:style-name="T29">Плевать! </text:span><text:span text:style-name="T28">Show must go on! </text:span><text:span text:style-name="T29">Проводи по-любому. Буду надеяться на твоё мастерство</text:span>&gt;</text:p>
      <text:p text:style-name="P51"/>
      <text:p text:style-name="P51">&lt;<text:span text:style-name="T29">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7">&lt;</text:span><text:span text:style-name="T42">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9">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text:soft-page-break/>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5"> </text:span><text:span text:style-name="T59">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9">В Понивилле</text:span><text:span text:style-name="T28"> — эксперимент с Воплощением Индрэ на </text:span><text:span text:style-name="T29">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8">. </text:span><text:span text:style-name="T29">Макс видит дерево реальностей Эквестрии и в своём сне-прошлом в</text:span><text:span text:style-name="T28">идит Селестию в очереди на вылет - </text:span><text:span text:style-name="T29">и в</text:span><text:span text:style-name="T28">идит, куда ведёт чёрный экран </text:span><text:span text:style-name="T29">(в мир людей)</text:span><text:span text:style-name="T28">. </text:span><text:span text:style-name="T29">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8">).</text:span><text:span text:style-name="T31">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text:soft-page-break/></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7">&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7">&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9">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9">- В законе не указана конкретный соправитель Диархии!</text:span>&gt;</text:p>
      <text:p text:style-name="P47"/>
      <text:p text:style-name="P47">&lt;<text:span text:style-name="T29">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60"/>
      <text:p text:style-name="P60"/>
      <text:p text:style-name="P60"/>
      <text:p text:style-name="P2"><text:span text:style-name="T14">–</text:span> Заклинания Свирла Бородатого обычно срабатывают без ошибок.</text:p>
      <text:p text:style-name="P2"><text:span text:style-name="T14">–</text:span> Если их правильно вызывают, <text:span text:style-name="T14">–</text:span> пробурчал возвратившийся Спайк, укладываясь в корзинку.</text:p>
      <text:p text:style-name="P2"><text:soft-page-break/><text:span text:style-name="T14">–</text:span> Что он имел ввиду?</text:p>
      <text:p text:style-name="P2"><text:span text:style-name="T14">–</text:span> Нууу, - Твайлайт смутилась, <text:span text:style-name="T14">–</text:span> заклинание сработало со второй попытки. В первый раз, с <text:span text:style-name="T3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4">–</text:span> Единорожка опустила голову.</text:p>
      <text:p text:style-name="P2"/>
      <text:p text:style-name="P2"><text:span text:style-name="T14">&lt;</text:span><text:span text:style-name="T28">Селестия проснётся на Терре в облике кибермозга, т.к. в своём мире она на ступень выше пони (а кибермозг на Терре на ступень выше людей)</text:span><text:span text:style-name="T14">&gt;</text:span></text:p>
      <text:p text:style-name="P15"/>
      <text:p text:style-name="P2"><text:span text:style-name="T14">–</text:span> Да, печально получилось <text:span text:style-name="T14">&lt;</text:span><text:span text:style-name="T29">и всего-то</text:span><text:span text:style-name="T1">?</text:span><text:span text:style-name="T14">&gt;</text:span>. Но вернёмся к заклинанию. Во второй раз вы вызвали его правильно <text:span text:style-name="T1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4">–</text:span> Нет, она мне ничего не говорила. Но, видишь ли, ваше королевство и вы сами описаны в моём мире в детском сериале.</text:p>
      <text:p text:style-name="P2"><text:span text:style-name="T14">–</text:span> Мы? Описаны? <text:span text:style-name="T14">–</text:span> Твайлайт от удивления открыла рот. <text:span text:style-name="T1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4">–</text:span> Вряд ли кто-то из людей побывал здесь до меня. До вас ведь никто не вызывал это заклинание Свирла?</text:p>
      <text:p text:style-name="P2"><text:span text:style-name="T14">–</text:span> Нет. Собрание столь сильных магов запомнилось бы.</text:p>
      <text:p text:style-name="P2"><text:span text:style-name="T1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4">–</text:span> Вам нравятся рассказы про Эквестрию? <text:span text:style-name="T14">–</text:span> Твайлайт улыбнулась.</text:p>
      <text:p text:style-name="P2"><text:span text:style-name="T1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4">–</text:span> Брони?</text:p>
      <text:p text:style-name="P2"><text:span text:style-name="T1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4">–</text:span> Ого! У нас есть поклонники! Интересно было бы поговорить об этом с твоим другом.</text:p>
      <text:p text:style-name="P2"><text:span text:style-name="T14">–</text:span> Его нет. Он погиб полгода назад.</text:p>
      <text:p text:style-name="P2"><text:soft-page-break/><text:span text:style-name="T14">–</text:span> О, мои соболезнования! <text:span text:style-name="T14">–</text:span> Твайлайт подошла ко мне и положила переднюю ногу мне на плечо (когда я сидел, она вполне могла достать до него). <text:span text:style-name="T14">–</text:span> Друзей терять очень тяжко.</text:p>
      <text:p text:style-name="P2"><text:span text:style-name="T1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4">–</text:span> Подумать только! <text:span text:style-name="T14">–</text:span> бормотала она про себя, <text:span text:style-name="T1">—</text:span> мы и наша страна описана в жеребячьих книжках в другом мире!</text:p>
      <text:p text:style-name="P60"/>
      <text:p text:style-name="P60"/>
      <text:p text:style-name="P60"/>
      <text:p text:style-name="P60"/>
      <text:p text:style-name="P60"/>
      <text:p text:style-name="P2">Я помолчал, собираясь с мыслями. Мысли собирались туго, но самое тупое решение мне пришло в голову ещё в Кантерлоте.</text:p>
      <text:p text:style-name="P2"><text:span text:style-name="T14">–</text:span> Я помню, ваша магия Элементов Гармонии обладает большой силой.</text:p>
      <text:p text:style-name="P2"><text:span text:style-name="T14">–</text:span> Да. <text:span text:style-name="T14">–</text:span> <text:span text:style-name="T1">к</text:span>ивнула Твайлайт. <text:span text:style-name="T1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4">–</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4">–</text:span> Для восстановления гармонии, говришь, <text:span text:style-name="T14">–</text:span> я почесал затылок.</text:p>
      <text:p text:style-name="P2"><text:span text:style-name="T14">–</text:span> Ну да, это так. Большие возмущения гармонии можно исправить только с помощью… Ой!..</text:p>
      <text:p text:style-name="P2"><text:span text:style-name="T14">–</text:span> Угу, вот именно. Сейчас имеем “большое возмущение гармонии”.</text:p>
      <text:p text:style-name="P2">Твайлайт прижала копыта к вискам.</text:p>
      <text:p text:style-name="P15"/>
      <text:p text:style-name="P2"><text:span text:style-name="T14">–</text:span> Ты не понимаешь… Я сейчас расскажу.</text:p>
      <text:p text:style-name="P2"/>
      <text:p text:style-name="P2"/>
      <text:p text:style-name="P2"/>
      <text:p text:style-name="P2"><text:span text:style-name="T14">–</text:span> Найтмэр Мун и Дискорд не разорвались и не сгорели.</text:p>
      <text:p text:style-name="P2"><text:span text:style-name="T14">–</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4">&lt;</text:span><text:span text:style-name="T29">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4">&gt;</text:span></text:p>
      <text:p text:style-name="P1"><text:span text:style-name="T14">&lt;</text:span><text:span text:style-name="T37">В разговоре в Кантерлоте с Луной после исчезновения Селестии Макс узнаёт, что она (Селестия) холодна к сексу.</text:span><text:span text:style-name="T14">&gt;</text:span></text:p>
      <text:p text:style-name="P1"/>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60"/>
      <text:h text:style-name="P15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4">&lt;</text:span><text:span text:style-name="T28">Влад рассказывает Максу о своём сне </text:span><text:span text:style-name="T34">—</text:span><text:span text:style-name="T28"> как он был поняхой, а потом проснулся в мире Терры</text:span><text:span text:style-name="T14">&gt;</text:span></text:p>
      <text:p text:style-name="P2"/>
      <text:p text:style-name="P2"/>
      <text:p text:style-name="P4">***</text:p>
      <text:p text:style-name="P15"/>
      <text:p text:style-name="P14"/>
      <text:p text:style-name="P15"><text:span text:style-name="T53">&lt;</text:span><text:span text:style-name="T32">самолёт в эквестрию проваливается во время </text:span><text:span text:style-name="T3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61">&lt;<text:span text:style-name="T2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4">–</text:span> Ты могла бы нести меня телекинезом. Я, после того, как узнал о ваших способностях, удивлялся, почему ты этого не сделала?</text:p>
      <text:p text:style-name="P2"><text:span text:style-name="T14">–</text:span> Шутишь? <text:span text:style-name="T14">–</text:span> Селестия скосила на меня фиалковый глаз, продолжая колдовать с мешочком. <text:span text:style-name="T14">–</text:span> Ты бы потом не захотел бы видеть меня от перенесенного унижения.</text:p>
      <text:p text:style-name="P32"><text:span text:style-name="T14">&lt;Селестия </text:span>хочет любым способом (34) расположить к себе Макса, чтоб получить союзника в борьбе за спасение Эквестрии<text:span text:style-name="T14">&gt;</text:span></text:p>
      <text:p text:style-name="P2"/>
      <text:p text:style-name="P2"><text:span text:style-name="T14">–</text:span> А дальше всё было хуже, намного хуже...</text:p>
      <text:p text:style-name="P2"/>
      <text:p text:style-name="P1"/>
      <text:p text:style-name="P2"/>
      <text:p text:style-name="P4">***</text:p>
      <text:p text:style-name="P15"/>
      <text:p text:style-name="P2"><text:span text:style-name="T14">&lt;Луна - </text:span><text:span text:style-name="T2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4">&gt;</text:span></text:p>
      <text:p text:style-name="P15"/>
      <text:h text:style-name="P156"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4">–</text:span> Тьфу ты, б-бестия! <text:span text:style-name="T14">–</text:span> Мэдтроттер принялся протирать окровавленное лезвие. <text:span text:style-name="T14">–</text:span> Впервые такую тварь встречаю.</text:p>
      <text:p text:style-name="P2"><text:span text:style-name="T14">–</text:span> Не думаю, что она появится ещё. <text:span text:style-name="T14">–</text:span> Калрус вслушивался в лесной шум. Уши его поворачивались по ветру. <text:span text:style-name="T14">–</text:span> Ты её хорошенько угостил. По первому разряду!</text:p>
      <text:p text:style-name="P2"><text:span text:style-name="T14">–</text:span> У нас, в Аппалузе, это называется “салют легионера”, <text:span text:style-name="T14">–</text:span> усмехнулся Хорст. <text:span text:style-name="T14">–</text:span> Мало кто из врагов его переживает.</text:p>
      <text:p text:style-name="P2"><text:span text:style-name="T14">–</text:span> Первым дежуришь ты, Мэдди. Потом я. Калрус <text:span text:style-name="T14">—</text:span> последним, <text:span text:style-name="T14">–</text:span> решил я. <text:span text:style-name="T1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4">–</text:span> Что за чертовщина? <text:span text:style-name="T14">–</text:span> Мэдтроттер трогал копытом лежащую на земле плеть лианы, которая медленно уползала в чащу, сворачиваясь в колючий клубок.</text:p>
      <text:p text:style-name="P2"><text:span text:style-name="T14">–</text:span> Не нравится мне это, <text:span text:style-name="T14">–</text:span> пробормотал Калрус, стряхивая с крыла зелёную плеть, свесившуюся с дерева и попытавшуюся обвить его махательный сустав. <text:span text:style-name="T1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4">–</text:span> Да уж, <text:span text:style-name="T14">–</text:span> Мэдтроттер обнажил алебарду и закрепил её на ноге остриём вверх. <text:span text:style-name="T14">–</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4">–</text:span> Шанту?</text:p>
      <text:p text:style-name="P2"><text:span text:style-name="T14">–</text:span> Ваше Высочество? Мы никогда не встречали такое существо раньше и я…</text:p>
      <text:p text:style-name="P2"><text:span text:style-name="T1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4">–</text:span> Хотя кое-кто за за тысячу лет воздержания накопил столько силы, что может жонглировать планетами, не думаю, что он <text:span text:style-name="T14">&lt;</text:span><text:span text:style-name="T27">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4">&lt;</text:span><text:span text:style-name="T29">Добавить кокатрикса, мантикору и древесных волков. Тентаклианы переименовать в пландерсиды</text:span><text:span text:style-name="T14">&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4">–</text:span> Что за ерунда? <text:span text:style-name="T1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4">–</text:span> Не знаю, что за ерунда, но теперь становится ясно, откуда тут те черепа. <text:span text:style-name="T14">–</text:span> Я вытер накрыльный нож о траву и показал на две продолговатости, тускло белевшие в траве у самого ствола граба. <text:span text:style-name="T1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4">–</text:span> Пхе, будет несколько <text:span text:style-name="T14">—</text:span> выберешь для них самый подходящий! <text:span text:style-name="T1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4">&lt;</text:span><text:span text:style-name="T28">короткий</text:span><text:span text:style-name="T1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4">–</text:span> Ходят слухи, Стар <text:span text:style-name="T1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4">–</text:span> Мечтательно разглагольствовал Калрус.</text:p>
      <text:p text:style-name="P2"><text:span text:style-name="T14">–</text:span> Смотри, как бы ты сам после такой встречи не стал чудным материалом для <text:s/>чудовища, <text:span text:style-name="T14">–</text:span> проворчал Мэдтроттер. <text:span text:style-name="T1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4">–</text:span> Странно, кто-то ходил к замку после того, как он был заброшен, <text:span text:style-name="T14">–</text:span> пробормотал Мэдтроттер. <text:span text:style-name="T14">–</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4">–</text:span> Дискорд! Что их убило? <text:span text:style-name="T14">–</text:span> присвистнул обошедший Хорста с другой стороны Калрус.</text:p>
      <text:p text:style-name="P2"><text:span text:style-name="T14">–</text:span> Что бы их ни убило, нам с этим знакомиться ни к чему, <text:span text:style-name="T14">–</text:span> пробормотал Мэдтроттер озираясь. <text:span text:style-name="T1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4">–</text:span> Это королевский конвой. Такие были на службе у принцесс ещё лет двадцать назад, до Раздора.</text:p>
      <text:p text:style-name="P2"><text:span text:style-name="T14">–</text:span> Такое впечатление, что… <text:span text:style-name="T1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4">–</text:span> ...тут была засада <text:span text:style-name="T1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4">—</text:span> туда мы и помчались, сопровождаемые хлопками и свистом вращающихся шаров.</text:p>
      <text:p text:style-name="P4">***</text:p>
      <text:p text:style-name="P2"><text:span text:style-name="T14">–</text:span> Откуда там останки пегасов? Кто мог поймать их там? Они могут уйти от любой засады.</text:p>
      <text:p text:style-name="P2"><text:span text:style-name="T14">–</text:span> Не знаю, как насчёт летунов, принцессса, но когда мы осматривали кости, на нас было совершено нападение...</text:p>
      <text:p text:style-name="P2"><text:span text:style-name="T14">–</text:span> Вот как? На королевскую стражу в центре Эквестрии? Кто же это был?</text:p>
      <text:p text:style-name="P2"><text:span text:style-name="T14">–</text:span> Лианы, принцесса. <text:span text:style-name="T14">–</text:span> Кимеринн отчеканил последнюю фразу, глядя прямо перед собой. <text:span text:style-name="T1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4">– </text:span>сорок. Мы назвали их <text:span text:style-name="T14">&lt;</text:span><text:span text:style-name="T28">???</text:span><text:span text:style-name="T14">&gt;</text:span></text:p>
      <text:p text:style-name="P2">Луна обошла Кимеринна. </text:p>
      <text:p text:style-name="P2"><text:span text:style-name="T14">–</text:span> У вас рассечен бок. И колотая рана на шее.</text:p>
      <text:p text:style-name="P2"><text:span text:style-name="T14">–</text:span> Не уследил за лианой, Ваше Высочество. Ерунда. Калрус вовремя отсёк плеть. <text:span text:style-name="T14">–</text:span> Голубые глаза Кимеринна смотрели прямо сквозь Луну, не мигая.</text:p>
      <text:p text:style-name="P2"><text:span text:style-name="T1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4">–</text:span> Я ценю вашу службу и хочу достойно наградить вас. Спрашивайте.</text:p>
      <text:p text:style-name="P2"><text:span text:style-name="T14">–</text:span> Мне… мне ничего не нужно, Ваше Высочество. <text:span text:style-name="T14">–</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4">–</text:span> Кимеринн, вы окажете своей принцессе услугу, если согласитесь <text:s/>принять от неё награду! <text:span text:style-name="T14">–</text:span> Если бы он понял… Как когда-то понял Амарок… Аликорны <text:span text:style-name="T14">—</text:span> тоже живые существа. И они очень одиноки…</text:p>
      <text:p text:style-name="P2"><text:span text:style-name="T14">–</text:span> Хорошо, Ваше Высочество. <text:span text:style-name="T14">–</text:span> Кимеринн смотрел не мигая в точку прямо перед собой. <text:span text:style-name="T14">–</text:span> Я хочу… в <text:soft-page-break/>награду… обращаться к вам на “ты”!</text:p>
      <text:p text:style-name="P2">Туман застилал глаза Луне. Она смотрела на него <text:span text:style-name="T1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4">–</text:span> Ну что же… Я рада оказать такую услугу… Тебе…</text:p>
      <text:p text:style-name="P2"><text:span text:style-name="T14">–</text:span> Принцесса…</text:p>
      <text:p text:style-name="P2"><text:span text:style-name="T14">–</text:span> Луна, мой дорогой. Для тебя <text:span text:style-name="T14">—</text:span> Луна…</text:p>
      <text:p text:style-name="P2">...</text:p>
      <text:p text:style-name="P2"/>
      <text:h text:style-name="P156" text:outline-level="2">Рейд пони-рэйнджеров-2 (<text:span text:style-name="T2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4">&lt;</text:span><text:span text:style-name="T28">гидрорысью</text:span><text:span text:style-name="T14">&gt;</text:span> и нападением <text:span text:style-name="T14">&lt;</text:span><text:span text:style-name="T28">тентаклиан</text:span><text:span text:style-name="T14">&gt;</text:span> казался мне ещё опаснее. А если этот корабль обследовать как следует…</text:p>
      <text:p text:style-name="P2"><text:span text:style-name="T14">–</text:span> Заночуем внутри. - <text:span text:style-name="T1">р</text:span>ешил я.</text:p>
      <text:p text:style-name="P2"><text:span text:style-name="T14">&lt;</text:span><text:span text:style-name="T28">Нужен ли тут самолёт? Нужен артефакт из Fallout Equestria - летучий корабль</text:span>?<text:span text:style-name="T14">&gt;</text:span></text:p>
      <text:p text:style-name="P2">Утро встретило нас туманом. Я пытался рассмотреть руины замка на противоположном берегу.</text:p>
      <text:p text:style-name="P2"><text:span text:style-name="T14">–</text:span> Идти опасно. Засаду прозевать <text:span text:style-name="T14">—</text:span> как два пера об мостовую. Хорст, я слетаю в разведку. Не нравится мне это болото.</text:p>
      <text:p text:style-name="P2"><text:span text:style-name="T1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4">–</text:span> Заметил что-то. <text:span text:style-name="T14">–</text:span> Хорст приставил копыто ко лбу, пытаясь рассмотретьчто-то против солнца. <text:span text:style-name="T14">–</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4">–</text:span> Поворачивайте, уходите от болота! <text:span text:style-name="T1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4">–</text:span> Не в крыло, а в ногу, <text:span text:style-name="T14">–</text:span> проворчал я, стаскивая зубами с задней ноги толстую плеть плюща, гладко отрубленную стилетом. <text:span text:style-name="T1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4">– </text:span>Схватил бы за крыло <text:span text:style-name="T14">—</text:span> я бы не вырвался.</text:p>
      <text:p text:style-name="P2">Я взглянул вверх. На металлической стенке чётко отпечатались четыре полукруга копыт. </text:p>
      <text:p text:style-name="P2"><text:span text:style-name="T14">–</text:span> И пришлось бы тебе за меня во дворце отдуваться.</text:p>
      <text:p text:style-name="P2"><text:span text:style-name="T14">–</text:span> Нашел что-нибудь интересное в развалинах?</text:p>
      <text:p text:style-name="P2"><text:span text:style-name="T14">–</text:span> А как же! Странное такое. Похожее на обезьяну. Но стройнее и грациознее. И оно было одето…</text:p>
      <text:p text:style-name="P2"><text:span text:style-name="T14">–</text:span> Одето?</text:p>
      <text:p text:style-name="P2"><text:span text:style-name="T14">–</text:span> Да, в потёртые джинсы и куртку. И на спине было что-то вроде перемётной сумки. Не успел как следует расмотреть <text:span text:style-name="T14">—</text:span> оно скрылось в кустах. Что его отличало от обезьяны <text:span text:style-name="T14">—</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4">–</text:span> Ещ одно неизвестное чудовище! <text:s/>Что-то их тут много развелось.</text:p>
      <text:p text:style-name="P2">Я крепко задумался. Принцесса приказывала <text:span text:style-name="T14">—</text:span> нет, не приказывала <text:span text:style-name="T1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4">–</text:span> Куда идём, Кэп? <text:span text:style-name="T14">–</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4">–</text:span> Вы ведь в неопасное место идёте, да?</text:p>
      <text:p text:style-name="P2"><text:span text:style-name="T14">–</text:span> Да, Силк Мэйн, в неопасное.</text:p>
      <text:p text:style-name="P2"><text:span text:style-name="T1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4">–</text:span> Силк, не волнуйся, если будет опасно, мы сразу же повернём. (И пойдём другой дорогой <text:span text:style-name="T14">—</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4">—</text:span> ничтожны.</text:p>
      <text:p text:style-name="P2"><text:span text:style-name="T14">–</text:span> Возвращаемся, Мэдди, <text:span text:style-name="T14">–</text:span> решил я. <text:span text:style-name="T1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4">–</text:span> Пони умеют переносить тяготы, Макс. <text:span text:style-name="T1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4">&lt;</text:span><text:span text:style-name="T2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2"><text:soft-page-break/><text:span text:style-name="T14">&lt;</text:span><text:span text:style-name="T2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4">&gt;</text:span></text:p>
      <text:p text:style-name="P2"/>
      <text:p text:style-name="P2"/>
      <text:p text:style-name="P2"/>
      <text:p text:style-name="P2"><text:span text:style-name="T14">–</text:span> Тия, я…</text:p>
      <text:p text:style-name="P2"><text:span text:style-name="T14">–</text:span> Не говори ничего! Твайлайт нашла в архиве северного крыла полузаконченное заклинание <text:span text:style-name="T14">C</text:span>вирла Бородатого. “Защита от неведомой угрозы” <text:span text:style-name="T14">—</text:span> так он назвал его. Синопсис восстановить не удалось <text:span text:style-name="T14">—</text:span> Свирл записал его на некачественной бумаге. Треть заклинания Твайли восстановила экстраполяцией <text:span text:style-name="T1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4">—</text:span> всего лишь появился ты! <text:span text:style-name="T14">–</text:span> это слово Селестия выдохнула мне в лицо, буквально ткнув меня носом. <text:span text:style-name="T14">–</text:span> И всё это время я думала <text:span text:style-name="T14">—</text:span> кто ты? Наше спасение, или всего лишь горькая шутка судьбы? И я до сих пор не знаю. </text:p>
      <text:p text:style-name="P2">Ты извини, Макс, я разнервничалась/ <text:span text:style-name="T14">–</text:span> Селестия отвернулась от меня. Я протянул руку и осторожно поправил локон переливающейся гривы. <text:span text:style-name="T14">–</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4">–</text:span> Я не смогу сделать тебя счастливой, Тия, <text:span text:style-name="T14">–</text:span> я покачал головой. <text:span text:style-name="T14">– </text:span>Я не знаю, чем вам помочь. Скорее всего, я попал сюда случайно.</text:p>
      <text:p text:style-name="P2"><text:span text:style-name="T14">–</text:span> Я так и думала, <text:span text:style-name="T14">–</text:span> кивнула головой Селестия. <text:span text:style-name="T1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
      <text:p text:style-name="P61">Она вытянула шею и начала по очереди сгибать-разгибать ноги, разминая суставы.</text:p>
      <text:p text:style-name="P61"><text:span text:style-name="T14">–</text:span> Слишком поздно, <text:span text:style-name="T14">–</text:span> пробормотала она, глядя через панорамное окно на ночное небо. <text:span text:style-name="T14">–</text:span> Даже, скорее, рано. Сестра скоро вернётся.</text:p>
      <text:p text:style-name="P2"/>
      <text:p text:style-name="P2"><text:span text:style-name="T14">–</text:span> Макс, <text:span text:style-name="T14">–</text:span> обернулась она ко мне, <text:span text:style-name="T1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4">—</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56" text:outline-level="2">В библиотеке замка Селестии</text:h>
      <text:p text:style-name="P11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4">&lt;</text:span><text:span text:style-name="T28">название книги</text:span><text:span text:style-name="T1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4">&lt;</text:span><text:span text:style-name="T28">название библиотеки</text:span><text:span text:style-name="T14">&gt;</text:span>, пытаясь найти хоть какую-нибудь зацепку. Но всё тщётно.</text:p>
      <text:p text:style-name="P2">Если верить заклинанию, я <text:span text:style-name="T14">—</text:span> внешняя сила, и если меня хорошо попросить <text:span text:style-name="T14">&lt;</text:span><text:span text:style-name="T28">см. выше - ночь с Селестией</text:span><text:span text:style-name="T1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6" text:outline-level="2">Понивилль</text:h>
      <text:p text:style-name="P2"/>
      <text:h text:style-name="P15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56" text:outline-level="2">Первый сеанс двойного сна. Рэрити</text:h>
      <text:p text:style-name="P2"/>
      <text:p text:style-name="P2"><text:span text:style-name="T14">&lt;</text:span><text:span text:style-name="T2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8">Сон одновременно смотрели Рэрити, Пинки и РД. Флатти и ЭйДжей не успели подойти вовремя, т.к. жили за городом.</text:span><text:span text:style-name="T14">&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4">–</text:span> Кровать для тебя маловата, Макс, <text:span text:style-name="T14">–</text:span> извиняющимся тоном сообщила Твайлайт. <text:span text:style-name="T14">–</text:span> Мы сдвинули два матраса на полу. Вы с Рэрити должны поместиться.</text:p>
      <text:p text:style-name="P2"><text:span text:style-name="T14">–</text:span> Может, и поместимся. Но, вообще, я во сне верчусь.</text:p>
      <text:p text:style-name="P2"><text:span text:style-name="T14">–</text:span> Не страшно, ты не успеешь… <text:span text:style-name="T14">–</text:span> её слова были заглушены звоном входного колокольчика. Хлопнула дверь и в читальный зал вошла светлая единорожка.</text:p>
      <text:p text:style-name="P2"><text:span text:style-name="T14">–</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4">—</text:span> всё это придавало Рэрити неожиданный шарм.</text:p>
      <text:p text:style-name="P2"><text:span text:style-name="T14">–</text:span> Рэрити, ты выглядишь… Замечательно выглядишь! <text:span text:style-name="T14">–</text:span> растерянно пролепетала Твайлайт.</text:p>
      <text:p text:style-name="P2"><text:span text:style-name="T14">–</text:span> Дааааааа… Замечательно! <text:span text:style-name="T14">–</text:span> наконец-то смог закрыть рот <text:span text:style-name="T1">и втянуть слюни </text:span>Спайк.</text:p>
      <text:p text:style-name="P2"><text:span text:style-name="T1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4">–</text:span> смущённо сказала Рэрити, глядя мимо меня своими фиолетовыми глазами.</text:p>
      <text:p text:style-name="P2"><text:span text:style-name="T14">–</text:span> Спасибо, Рэрити. Ты выглядишь потрясно. <text:span text:style-name="T1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4">–</text:span> Ну что же, если готовы <text:span text:style-name="T1">—</text:span> ложитесь на матрас и расслабьтесь. Вы должны касаться друг-друга. <text:span text:style-name="T1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4">–</text:span> Готовы? <text:span text:style-name="T14">–</text:span> Спросила Твайлайт.</text:p>
      <text:p text:style-name="P2"><text:span text:style-name="T14">–</text:span> Я готова. <text:span text:style-name="T14">–</text:span> <text:span text:style-name="T1">о</text:span>тозвалась Рэрити.</text:p>
      <text:p text:style-name="P2"><text:span text:style-name="T14">–</text:span> Готов. <text:span text:style-name="T14">–</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6" text:outline-level="2">Сон Макса</text:h>
      <text:p text:style-name="P110"/>
      <text:p text:style-name="P2"><text:span text:style-name="T14">&lt;</text:span><text:span text:style-name="T2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4">–</text:span><text:span text:style-name="T28"> Готова, </text:span><text:span text:style-name="T34">–</text:span><text:span text:style-name="T28"> процедила она.</text:span><text:span text:style-name="T14">&gt;</text:span></text:p>
      <text:p text:style-name="P4">***</text:p>
      <text:p text:style-name="P2"><text:span text:style-name="T14">–</text:span> Вставай, Макс! <text:span text:style-name="T14">–</text:span> Маленькое копыто надавливало мне на грудь, делая энергичные круговые движения.</text:p>
      <text:p text:style-name="P2"><text:span text:style-name="T14">–</text:span> Твайлайт? <text:span text:style-name="T14">–</text:span> Взгляд сфокусировался на лавандовой единорожке, озабоченно осматривающей меня и продолжающей массаж в области сердца.</text:p>
      <text:p text:style-name="P2"><text:span text:style-name="T14">–</text:span> Мне не понравился цвет твоей мордочки. Ты стал слишком бледный. Я решила прервать твой сон. Как ты себя ...</text:p>
      <text:p text:style-name="P2"><text:span text:style-name="T14">–</text:span> … чувствуешь, дорогая Рэрити?! Я могу чем-нибудь помочь? Вот, выпей воды! <text:span text:style-name="T14">–</text:span> <text:span text:style-name="T1">д</text:span>ракончик метался вокруг светлой единорожки, в волнении заламывая лапки.</text:p>
      <text:p text:style-name="P2"><text:span text:style-name="T14">–</text:span> Спасибо, Спайк! Ты очень любезен! <text:span text:style-name="T14">–</text:span> Рэрити приподнялась на матрасе и сделала пару глотков из услужливо поднесенного Спайком стакана.</text:p>
      <text:p text:style-name="P2"><text:span text:style-name="T14">–</text:span> Я в порядке. Что-то удалось узнать? <text:span text:style-name="T14">–</text:span> обратился я к Рэрити.</text:p>
      <text:p text:style-name="P2"><text:span text:style-name="T14">–</text:span> Я всё расскажу, <text:span text:style-name="T14">–</text:span> кивнула единорожка. <text:span text:style-name="T1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4">–</text:span> Годится, <text:span text:style-name="T14">–</text:span> кивнула Твайлайт. <text:span text:style-name="T14">–</text:span> Тогда до завтрашнего вечера каждый свободен и занимается своими делами.</text:p>
      <text:p text:style-name="P2"><text:span text:style-name="T14">– </text:span>Да, Макс?</text:p>
      <text:p text:style-name="P2"><text:span text:style-name="T1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4">–</text:span> Я помогу-у-у-у! <text:span text:style-name="T14">–</text:span> <text:span text:style-name="T1">з</text:span>апрыгала на месте Пинки.</text:p>
      <text:p text:style-name="P2"><text:span text:style-name="T14">–</text:span> Я помогу! <text:span text:style-name="T14">–</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4">–</text:span> Я первая предложила! <text:span text:style-name="T14">–</text:span> возмутилась Пинки.</text:p>
      <text:p text:style-name="P2"><text:span text:style-name="T14">–</text:span> Предложила не ты, а Твайлайт. <text:span text:style-name="T14">–</text:span> <text:span text:style-name="T1">п</text:span>арировала Рэйнбоу Дэш.</text:p>
      <text:p text:style-name="P2"><text:span text:style-name="T14">–</text:span> Не ссорьтесь, <text:span text:style-name="T1">кобылки</text:span>! Давайте сегодня мне показывает Понивилль Пинки, а завтра <text:span text:style-name="T1">—</text:span> ты, Рэйнбоу. <text:span text:style-name="T14">–</text:span> <text:span text:style-name="T1">п</text:span>редложил я. <text:span text:style-name="T14">–</text:span> Годится?</text:p>
      <text:p text:style-name="P2"><text:span text:style-name="T14">–</text:span> Лады. <text:span text:style-name="T14">–</text:span> проворчала пегаска. <text:span text:style-name="T14">–</text:span> Приходи завтра на девять к библиотеке. Нет, лучше на десять.</text:p>
      <text:p text:style-name="P2"><text:span text:style-name="T14">–</text:span> Хорошо, Рэйнбоу Дэш. Договорились.</text:p>
      <text:p text:style-name="P2"><text:span text:style-name="T14">–</text:span> Пошли-пошли-пошли-пошли, <text:span text:style-name="T14">–</text:span> подталкивала меня головой к выходу Пинки. <text:span text:style-name="T1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6"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4">–</text:span> <text:span text:style-name="T1">э</text:span>нергия Пинки была неиссякаема.</text:p>
      <text:p text:style-name="P2"><text:span text:style-name="T14">–</text:span> Ффух! Дай отдышаться.</text:p>
      <text:p text:style-name="P2"><text:span text:style-name="T14">–</text:span> Устал? <text:span text:style-name="T14">–</text:span> <text:span text:style-name="T1">у</text:span>частливо спросила Пинки.</text:p>
      <text:p text:style-name="P2"><text:span text:style-name="T1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4">–</text:span> Да? Тогда пойдём перекусим.</text:p>
      <text:p text:style-name="P2">Манерный пони-оффициант выслушал наши пожелания и удалился.</text:p>
      <text:p text:style-name="P2"><text:span text:style-name="T14">–</text:span> А какой у тебя был образ жизни?</text:p>
      <text:p text:style-name="P2"><text:span text:style-name="T14">–</text:span> В основном, <text:span text:style-name="T1">э</text:span>сидячий.</text:p>
      <text:p text:style-name="P2"><text:span text:style-name="T1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4">–</text:span> А у нас сидячая работа в порядке вещей.</text:p>
      <text:p text:style-name="P2"><text:span text:style-name="T14">–</text:span> Ужас-ужас! <text:span text:style-name="T14">–</text:span> Пинки прижала копыта передних ног к голове. <text:span text:style-name="T1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4">&lt;</text:span><text:span text:style-name="T28">Рэйнбоу объясняет Максу, почему Пинки расплатилась за него </text:span><text:span text:style-name="T29">—</text:span><text:span text:style-name="T28"> и вспоминает, что когда-то уже объясняла нечто подобное (Леро)</text:span></text:p>
      <text:p text:style-name="P2"/>
      <text:h text:style-name="P15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4">–</text:span> Привет! Куда это ты собрался? <text:span text:style-name="T14">–</text:span> <text:span text:style-name="T1">п</text:span>розвучало из листвы, как только я взялся за ручку двери. С ветки на землю спланировала Рэйнбоу Дэш.</text:p>
      <text:p text:style-name="P2"><text:span text:style-name="T14">–</text:span> Она ещё спит. Вчера пересидела за книгами. Не стоит её будить. <text:span text:style-name="T14">–</text:span> пегаска <text:span text:style-name="T1">к</text:span>ивнула на дверь. <text:span text:style-name="T14">–</text:span> Ну, пошли?</text:p>
      <text:p text:style-name="P2"><text:span text:style-name="T14">–</text:span> Пошли, Рэйнбоу Дэш. А куда?</text:p>
      <text:p text:style-name="P2"><text:span text:style-name="T14">–</text:span> Слушай, зови меня Дэш. А то и мне придётся звать тебя полным именем, а я этого не выношу.</text:p>
      <text:p text:style-name="P2"><text:span text:style-name="T14">–</text:span> Договорились, Дэш. Так куда мы идём?</text:p>
      <text:p text:style-name="P2"><text:span text:style-name="T14">–</text:span> К <text:span text:style-name="T14">&lt;</text:span><text:span text:style-name="T28">водопаду</text:span><text:span text:style-name="T14">&gt;</text:span>. Там здоровски красивое место.</text:p>
      <text:p text:style-name="P2"><text:span text:style-name="T14">–</text:span> А я думал, ты хочешь показать мне Понивилль.</text:p>
      <text:p text:style-name="P2"><text:soft-page-break/><text:span text:style-name="T14">–</text:span> Да ладно, <text:span text:style-name="T14">–</text:span> засмеялась пегаска, скосив на меня смущёную мордочку, <text:span text:style-name="T1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4">–</text:span> Макс, <text:span text:style-name="T14">–</text:span> нарушила молчание Дэш, <text:span text:style-name="T1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4">–</text:span> Дежа вю? Ты об этом?</text:p>
      <text:p text:style-name="P2"><text:span text:style-name="T14">– </text:span>Что? Какое ещё дежавю?</text:p>
      <text:p text:style-name="P2"><text:span text:style-name="T14">–</text:span> Ложные воспоминания. Ты помнишь о чём-то, чего на самом деле никогда не было.</text:p>
      <text:p text:style-name="P2"><text:span text:style-name="T14">–</text:span> Хм. Может, и дежавю… Может… А если всё же было? Но ты не помнишь когда и как?</text:p>
      <text:p text:style-name="P2"><text:span text:style-name="T14">–</text:span> Дэш, не говори загадками. Если хочешь услышать внятный ответ, задавай внятный вопрос.</text:p>
      <text:p text:style-name="P2"><text:span text:style-name="T14">–</text:span> Не готова я… задать внятный вопрос. <text:span text:style-name="T14">–</text:span> <text:span text:style-name="T1">п</text:span>робормотала пегаска. <text:span text:style-name="T14">–</text:span> Нам туда.</text:p>
      <text:p text:style-name="P2">Дэш указала на тропку, уводящую от путей в молодой берёзово-кленовый лесок.</text:p>
      <text:p text:style-name="P2"><text:span text:style-name="T14">–</text:span> Ну-у-у, так мы до вечера не дойдём. <text:span text:style-name="T14">–</text:span> <text:span text:style-name="T1">н</text:span>едовольно заметила Дэш через пару минут. <text:span text:style-name="T14">–</text:span> Пробежимся?</text:p>
      <text:p text:style-name="P2"><text:span text:style-name="T14">–</text:span> Из меня бегун тот ещё. <text:s/>Я проплыть могу больше, чем пробежать.</text:p>
      <text:p text:style-name="P2"><text:span text:style-name="T1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4">–</text:span> Всё, Дэш. Я больше не могу.</text:p>
      <text:p text:style-name="P2"><text:span text:style-name="T14">–</text:span> Ты шутишь? Мы и полмили не пробежали.</text:p>
      <text:p text:style-name="P2"><text:span text:style-name="T14">–</text:span> Понимаешь, бег <text:span text:style-name="T1">—</text:span> не моя сильная сторона. Никогда не умел долго бегать.</text:p>
      <text:p text:style-name="P2"><text:span text:style-name="T14">–</text:span> Как же ты жил тогда? <text:span text:style-name="T14">–</text:span> недоумённо уставилась на меня пегаска. <text:span text:style-name="T14">– </text:span><text:span text:style-name="T1">Летать-то ты тоже не умеешь?</text:span></text:p>
      <text:p text:style-name="P2"><text:span text:style-name="T14">–</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4">–</text:span> Ничего себе “скорее исключение, чем правило”, <text:span text:style-name="T14">–</text:span> удивлённо повторила Дэш. <text:span text:style-name="T14">–</text:span> Да у нас это такое же исключение, как нелетающий пегас! Какое уж там “правило”! Дискорд, что же нам делать? Так мы не успеем…</text:p>
      <text:p text:style-name="P2"><text:span text:style-name="T14">–</text:span> Мы можем вернуться. А это место ты покажешь мне в другой раз. Выберемся туда в двухдневный поход.</text:p>
      <text:p text:style-name="P2"><text:span text:style-name="T14">–</text:span> Нет уж! Никаких “вернуться”. Если вернёмся, то никогда уже там не побываем. <text:span text:style-name="T14">–</text:span> <text:span text:style-name="T1">с</text:span>ерьёзно заявила Дэш. <text:span text:style-name="T14">–</text:span> Уж поверь мне. Вот что. У тебя передние лапы <text:span text:style-name="T1">—</text:span> те, которые с пальцами, <text:span text:style-name="T1">—</text:span> сильные?</text:p>
      <text:p text:style-name="P2"><text:span text:style-name="T14">&lt;</text:span><text:span text:style-name="T28">Cначала описать попытку усесться сверху. На первой попытке Макс поранился об брошь в гриве РД в виде радужной молнии</text:span><text:span text:style-name="T14">&gt;</text:span></text:p>
      <text:p text:style-name="P2"><text:span text:style-name="T14">–</text:span> Сможешь меня удержать?</text:p>
      <text:p text:style-name="P2"><text:soft-page-break/><text:span text:style-name="T14">–</text:span> Ты про руки, что ли? Смогу. А зачем?</text:p>
      <text:p text:style-name="P2"><text:span text:style-name="T1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4">–</text:span> <text:span text:style-name="T1">н</text:span>ачала оправдываться Дэш.</text:p>
      <text:p text:style-name="P2"><text:span text:style-name="T1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4">–</text:span> Ну да, не сообразила сразу насчёт баланса, <text:span text:style-name="T14">–</text:span> рассмеялась пегаска, вставая на ноги. <text:span text:style-name="T1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4">–</text:span> Ю-у-у-у-ху-у-у-у!!! <text:span text:style-name="T1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4">&lt;</text:span><text:span text:style-name="T28">Дэш расплачивается за Макса в кафе. Когда тот спрашивает, почему она и Пинки платят за него, Дэш, вместо ответа, говорит:</text:span></text:p>
      <text:p text:style-name="P2"><text:span text:style-name="T34">–</text:span><text:span text:style-name="T28"> Пинки? </text:span><text:span text:style-name="T34">–</text:span><text:span text:style-name="T28"> Дэш сморщила нос. </text:span><text:span text:style-name="T34">–</text:span><text:span text:style-name="T28"> Я скажу ей, чтоб больше не </text:span><text:span text:style-name="T34">платила.</text:span><text:span text:style-name="T14">&gt;</text:span></text:p>
      <text:p text:style-name="P2"><text:span text:style-name="T14">Хотя</text:span> за то немногое время, что мы провели вместе, я понял, что ожидать от голубой пегаски предсказуемости <text:span text:style-name="T1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4">—</text:span> скажем, 35 <text:span text:style-name="T14">– </text:span>40 метров (на 50 я без дыхательной подготовки давно не замахиваюсь, а о 75-ти уже даже и не вспоминаю), но в такой воде <text:span text:style-name="T1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4">–</text:span> Ф-р-р-р. Тьфу! Бр-р-р.</text:p>
      <text:p text:style-name="P2">Дэш выплюнула меня на берег и сама упала рядом.</text:p>
      <text:p text:style-name="P2"><text:span text:style-name="T14">–</text:span> Что ж? Ты? Не? Сказал? Что? <text:s/>Не? Умеешь? Плавать? <text:span text:style-name="T14">–</text:span> <text:span text:style-name="T1">в</text:span> промежутках между вздохами процедила Дэш.</text:p>
      <text:p text:style-name="P2"><text:span text:style-name="T14">–</text:span> С чего ты взяла? Я умею.</text:p>
      <text:p text:style-name="P2"><text:soft-page-break/><text:span text:style-name="T14">–</text:span> Ты ушёл под воду! И не выныривал! <text:span text:style-name="T14">–</text:span> <text:span text:style-name="T1">о</text:span>т возмущения пегаска даже забыла дышать.</text:p>
      <text:p text:style-name="P2"><text:span text:style-name="T14">–</text:span> Я не выныривал, потому что решил поплавать под водой. Я, вообще, это дело люблю.</text:p>
      <text:p text:style-name="P2"><text:span text:style-name="T14">–</text:span> Что??! И ты не предупредил меня?!! Знаешь, как я испугалась?!! Ни одна пони без магии столько под водой не продержится!!</text:p>
      <text:p text:style-name="P2"><text:span text:style-name="T14">–</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4">–</text:span> Да. Это я виновата. Я дура. Извини, <text:span text:style-name="T1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4">&lt;</text:span><text:span text:style-name="T28">В Кантерлоте Макс присутствует на церемонии прощания с Кимеринном</text:span><text:span text:style-name="T1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4">–</text:span> Ух ты! <text:span text:style-name="T1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4">–</text:span> Как тут…</text:p>
      <text:p text:style-name="P2"><text:span text:style-name="T14">–</text:span> Красиво, правда? <text:span text:style-name="T14">–</text:span> Дэш отследила мой взгляд и кивнула.</text:p>
      <text:p text:style-name="P2"><text:span text:style-name="T14">–</text:span> Красиво <text:span text:style-name="T1">—</text:span> это не то <text:span text:style-name="T1">чувство</text:span>. Тут чудесно! Просто слов нет…</text:p>
      <text:p text:style-name="P2"><text:span text:style-name="T1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4">–</text:span> А сейчас? Сейчас у тебя есть такое чувство?</text:p>
      <text:p text:style-name="P2"><text:span text:style-name="T14">–</text:span> Сейчас мне хочется, чтобы ты это видел. Не знаю почему. То есть, не совсем чтобы не знаю. <text:span text:style-name="T14">–</text:span> Дэш отпрянула и посмотрела мне в глаза. <text:span text:style-name="T1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4">–</text:span> Это исключено, Дэш. Я никак не мог повстречаться с тобой в своём мире.</text:p>
      <text:p text:style-name="P2"><text:span text:style-name="T14">–</text:span> Да? Странно. Откуда же это чувство, будто я тебя знаю? <text:span text:style-name="T14">–</text:span> <text:span text:style-name="T1">п</text:span>робормотала пегаска. <text:span text:style-name="T1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4">–</text:span> Тебе надо просушить шерсть. Снимай-ка одежду! <text:span text:style-name="T14">–</text:span> <text:span text:style-name="T1">с</text:span>командовала Дэш.</text:p>
      <text:p text:style-name="P2"><text:soft-page-break/><text:span text:style-name="T1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4">–</text:span> Куда это ты спрятался? <text:span text:style-name="T14">–</text:span> <text:span text:style-name="T1">з</text:span>аросли вербы раздвинулись, пропуская пегаску.</text:p>
      <text:p text:style-name="P2"><text:span text:style-name="T14">–</text:span> Оп-па! <text:span text:style-name="T1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4">–</text:span> Ты чего? <text:span text:style-name="T14">–</text:span> <text:span text:style-name="T1">в</text:span> конце-концов озадаченно спросила она. <text:span text:style-name="T14">–</text:span> Что-то не так?</text:p>
      <text:p text:style-name="P2"><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4">–</text:span> А с кем не так? Со мной? С тобой? Или вообще? <text:span text:style-name="T14">–</text:span> <text:span text:style-name="T1">д</text:span>опытывалась пегаска.</text:p>
      <text:p text:style-name="P2"><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2"><text:span text:style-name="T14">–</text:span> Ну и?</text:p>
      <text:p text:style-name="P2"><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4">–</text:span> А какой смысл в этом правиле? Какую цель оно преследует?</text:p>
      <text:p text:style-name="P2"><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4">–</text:span> Вот видишь, ты меня правильно поняла. Описанные тобой табу у нас, кстати, тоже есть.</text:p>
      <text:p text:style-name="P2"><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попросили спеть на празднике <text:span text:style-name="T14">&lt;</text:span><text:span text:style-name="T34">zxcbzxcvb</text:span><text:span text:style-name="T14">&gt;</text:span>.</text:p>
      <text:p text:style-name="P2">Я не ответил.</text:p>
      <text:p text:style-name="P2">Пегаска подошла поближе и села, прижавшись тёплым боком ко мне.</text:p>
      <text:p text:style-name="P2"><text:span text:style-name="T14">–</text:span> Ты молчишь. Я опять рассердила тебя, да? У меня постоянно с этим проблемы. <text:span text:style-name="T14">–</text:span> Дэш напряжённо смотрела в одну точку прямо перед собой. Её шерсть не могла скрыть мелко дрожи. <text:span text:style-name="T1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4">–</text:span> У тебя оригинальный способ исповедаться, Дэш, <text:span text:style-name="T14">–</text:span> наконец закашлялся я. <text:span text:style-name="T14">–</text:span> Затащить в укромное местечко, попытаться утопить, а под конец сорвать штаны и… <text:span text:style-name="T14">–</text:span> тут Дэш сама прыснула от смеха.</text:p>
      <text:p text:style-name="P2">Вдоволь отсмеявшись, Дэш ткнула меня носом в грудь и спросила:</text:p>
      <text:p text:style-name="P2"><text:span text:style-name="T14">–</text:span> И?</text:p>
      <text:p text:style-name="P2"><text:span text:style-name="T14">–</text:span> Что “и”?</text:p>
      <text:p text:style-name="P2"><text:span text:style-name="T14">–</text:span> Ты сказал: “ А под конец сорвать штаны и…” <text:span text:style-name="T14">–</text:span> вот я и хочу знать, что “и”?</text:p>
      <text:p text:style-name="P2">Я смутился.</text:p>
      <text:p text:style-name="P2"><text:span text:style-name="T14">–</text:span> Да ничего… Не бери в голову.</text:p>
      <text:p text:style-name="P2"><text:span text:style-name="T14">–</text:span> А я хочу брать! Какой ты всё-таки… <text:span text:style-name="T14">–</text:span> Дэш встала, потянувшись сначала передней половиной, потом задней.</text:p>
      <text:p text:style-name="P2"><text:span text:style-name="T14">–</text:span> Какой?</text:p>
      <text:p text:style-name="P2"><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4">–</text:span> Короче, решай. <text:span text:style-name="T14">–</text:span> <text:span text:style-name="T1">е</text:span>ё нос почти касался моего. <text:span text:style-name="T14">–</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4">–</text:span> Дэш, ты..?</text:p>
      <text:p text:style-name="P2"><text:span text:style-name="T14">–</text:span> Да, Дискорд тебя забери! Я предлагаю тебе ЗА-НЯТЬ-СЯ СЕК-СОМ со мной! <text:span text:style-name="T14">–</text:span> <text:span text:style-name="T1">п</text:span>очти зло отчеканила пегаска. <text:span text:style-name="T1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4">–</text:span> Дэш!</text:p>
      <text:p text:style-name="P2"><text:span text:style-name="T14">–</text:span> Да? <text:span text:style-name="T1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4">–</text:span> Ничего себе!</text:p>
      <text:p text:style-name="P2"><text:span text:style-name="T14">–</text:span> А ты как думал, откуда взялись пони-пегасы и пони-единороги?</text:p>
      <text:p text:style-name="P2"><text:span text:style-name="T14">–</text:span> Я думал, они всегда были.</text:p>
      <text:p text:style-name="P2"><text:span text:style-name="T14">–</text:span> Не всегда. Пегасы произошли от земных пони и грифонов. Пони-единороги <text:span text:style-name="T14">–</text:span> от земных пони и диких единорогов.</text:p>
      <text:p text:style-name="P2"><text:soft-page-break/><text:span text:style-name="T14">–</text:span> А что это за дикие единороги?</text:p>
      <text:p text:style-name="P2"><text:span text:style-name="T14">–</text:span> Сейчас они почти не встречаются. У них хвосты как у льва <text:span text:style-name="T1">—</text:span> с кисточкой на конце. И раздвоенные копыта.</text:p>
      <text:p text:style-name="P2"><text:span text:style-name="T14">–</text:span> А аликорны от кого произошли? От пегасов и единорогов?</text:p>
      <text:p text:style-name="P2"><text:span text:style-name="T14">–</text:span> Нет, <text:span text:style-name="T14">–</text:span> отрицательно покачала головой Дэш. <text:span text:style-name="T14">–</text:span> Никто не знает, как появились аликорны. Одно я знаю точно: если единорог спарится с пегасом, аликорна не получится.</text:p>
      <text:p text:style-name="P2"><text:span text:style-name="T14">–</text:span> Что ж, спасибо, что просветила. Однако…</text:p>
      <text:p text:style-name="P2"><text:span text:style-name="T14">–</text:span> Что?</text:p>
      <text:p text:style-name="P2"><text:span text:style-name="T14">–</text:span> Ты лежишь на мне.</text:p>
      <text:p text:style-name="P2"><text:span text:style-name="T14">–</text:span> Ну да, лежу, <text:span text:style-name="T14">–</text:span> Дэш ехидно улыбнулась и заёрзала животом. <text:span text:style-name="T14">–</text:span> А что?</text:p>
      <text:p text:style-name="P2"><text:span text:style-name="T14">–</text:span> А то, что в таком положении я до тебя не достану! У тебя слишком высоко расположена... ммм… анатомия.</text:p>
      <text:p text:style-name="P2"><text:span text:style-name="T14">–</text:span> Потерпи чуть-чуть, <text:span text:style-name="T14">–</text:span> пегаска хихикнула и снова заёрзала животом, прижав его ко мне. <text:span text:style-name="T1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4">–</text:span> Эт-то магия-а-а-а.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предплечье. Дыхание у неё стало прерывистым.</text:p>
      <text:p text:style-name="P2"><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2"><text:span text:style-name="T14">–</text:span> Дэш, <text:span text:style-name="T14">–</text:span> рассмеялся я, <text:span text:style-name="T14">–</text:span> отпусти ухо!</text:p>
      <text:p text:style-name="P2"><text:span text:style-name="T14">–</text:span> Отпускаю, <text:span text:style-name="T14">–</text:span> шепнула пегаска мне в ухо. <text:span text:style-name="T14">–</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4">–</text:span> Мы опаздываем! Рэрити назначила на восемь часов вечера у Твайлайт!</text:p>
      <text:p text:style-name="P2"><text:span text:style-name="T14">&lt;</text:span><text:span text:style-name="T28">Р/Д отправляется в сон до Рэрити и там вспоминает Леро/Листа.</text:span><text:span text:style-name="T14">&gt;</text:span></text:p>
      <text:p text:style-name="P2">Пока я одевался, пегаска в нетерпении рыла копытом землю.</text:p>
      <text:p text:style-name="P2"><text:span text:style-name="T14">–</text:span> Оделся? Хватайся! <text:span text:style-name="T14">–</text:span> Дэш подпрыгнула и зависла у меня над головой, давая схватиться за ноги.</text:p>
      <text:p text:style-name="P2">И мы понеслись…</text:p>
      <text:p text:style-name="P2"/>
      <text:p text:style-name="P110"/>
      <text:p text:style-name="P110"/>
      <text:p text:style-name="P110"/>
      <text:p text:style-name="P110"/>
      <text:p text:style-name="P2"><text:span text:style-name="T14">&lt;</text:span><text:span text:style-name="T28">Подходя к замку Принцесс, Дэш рассказывает Максу обо сне, который она утаила - с Леро.</text:span><text:span text:style-name="T14">&gt;</text:span> </text:p>
      <text:p text:style-name="P2"><text:span text:style-name="T14">&lt;</text:span><text:span text:style-name="T28">Кто следующий готов рассказывать?</text:span></text:p>
      <text:p text:style-name="P32">Пинки дёрнулась на месте, но промолчала.</text:p>
      <text:p text:style-name="P2"><text:span text:style-name="T34">–</text:span><text:span text:style-name="T28"> Я расскажу, - шагнула вперёд радужная пегаска. </text:span><text:span text:style-name="T34">–</text:span><text:span text:style-name="T28"> Хотя вряд ли ты узнаешь что-то полезное. Там галиматья какая-то…</text:span><text:span text:style-name="T14">&gt;</text:span></text:p>
      <text:p text:style-name="P2"><text:span text:style-name="T14">&lt;</text:span><text:span text:style-name="T28">После рассказа РД рассказывает Пинки. При расказе становится ясно её безумие </text:span><text:span text:style-name="T34">—</text:span><text:span text:style-name="T28"> она становится Пинкаминой из-за её сна </text:span><text:span text:style-name="T34">—</text:span><text:span text:style-name="T28"> “Кексиков”. Также она видит во сне центр Эгрегора Эквестрии </text:span><text:span text:style-name="T34">—</text:span><text:span text:style-name="T28"> Селестию. И она видит, как Селестия превращается в набор цифр и уходит в экран </text:span><text:span text:style-name="T34">—</text:span><text:span text:style-name="T28"> в мир Терры.</text:span></text:p>
      <text:p text:style-name="P32">После чего происходит исчезновение Селестии. Макс + Шестёрка (без Пинки и Рэрити <text:span text:style-name="T1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8">В мире Терры они ищут Селестию. В конце-концов Макс находит её в кибермозге </text:span><text:span text:style-name="T34">—</text:span><text:span text:style-name="T2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4">—</text:span><text:span text:style-name="T28"> Эгрегором Эквестрии. После чего пееренос на Землю на 10 лет назад. Начало написания “Последнего фанфика”.</text:span><text:span text:style-name="T14">&gt;</text:span></text:p>
      <text:p text:style-name="P15"/>
      <text:p text:style-name="P2"><text:span text:style-name="T14">–</text:span> Ну ладно, посижу ночью над книгами. Кто следующий? <text:span text:style-name="T14">– </text:span>Твайлайт посмотрела на Пинки, но та только тёрла копытом висок и морщила лоб, словно пытаясь что-то вспомнить.</text:p>
      <text:p text:style-name="P2"><text:span text:style-name="T14">–</text:span> Я расскажу, - шагнула вперёд радужная пегаска. <text:span text:style-name="T14">–</text:span> Хотя вряд ли ты узнаешь что-то полезное. Там дискордовщина какая-то…</text:p>
      <text:p text:style-name="P2"/>
      <text:h text:style-name="P156" text:outline-level="2"/>
      <text:p text:style-name="P4">***</text:p>
      <text:p text:style-name="P2"><text:span text:style-name="T14">–</text:span> А дальше ты спихнула меня с него и стала приводить его в чувство. <text:span text:style-name="T14">–</text:span> <text:span text:style-name="T1">з</text:span>акончила рассказа Рэйнбоу Дэш.</text:p>
      <text:p text:style-name="P2"><text:span text:style-name="T14">–</text:span> Хм. Несколько эпизодов, включая рекурсивный сон. И опять сфера из светящихся точек. <text:span text:style-name="T14">–</text:span> <text:span text:style-name="T1">о</text:span>тметила Твайлайт.</text:p>
      <text:p text:style-name="P2"><text:soft-page-break/><text:span text:style-name="T14">–</text:span> Что такое “рекурсивный сон”?</text:p>
      <text:p text:style-name="P2"><text:span text:style-name="T1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4">–</text:span> <text:span text:style-name="T1">п</text:span>овернулась Твайлайт к розовой земнопони.</text:p>
      <text:p text:style-name="P2"/>
      <text:h text:style-name="P15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4">–</text:span> И в твоём мире нет пони-пегасов и пони-единорогов? Есть только земнопони? <text:span text:style-name="T14">–</text:span> допытывалась РД.</text:p>
      <text:p text:style-name="P2"><text:span text:style-name="T1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4">&lt;</text:span><text:span text:style-name="T29">название</text:span><text:span text:style-name="T1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4">–</text:span> Ну хорошо, а кто вами правит? Аликорн? Драконикус? Какой-нибудь человек с рогом во лбу? Или у вас нет правителя?</text:p>
      <text:p text:style-name="P2"><text:span text:style-name="T14">–</text:span> Нет, почему? Правитель есть. Только он не постоянный. Его избирают. Раз в несколько лет.</text:p>
      <text:p text:style-name="P2"><text:span text:style-name="T14">–</text:span> Но это же полная ерунда! <text:span text:style-name="T14">–</text:span> <text:span text:style-name="T1">в</text:span>оскликнула Д<text:span text:style-name="T1">эш</text:span>. <text:span text:style-name="T14">–</text:span> С какой стати он будет заботиться о королевстве как о своём, если будет знать, что через несколько лет оно будет не его? <text:span text:style-name="T14">&lt;</text:span><text:span text:style-name="T29">изменить причину удивления</text:span><text:span text:style-name="T1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4">–</text:span> Хм. Узнаю походку Твайлайт. Что-то случилось. <text:span text:style-name="T14">–</text:span> заметила <text:span text:style-name="T1">пегаска</text:span>.</text:p>
      <text:p text:style-name="P2">И впрямь, на запыхавшейся единорожке лица не было.</text:p>
      <text:p text:style-name="P2"><text:span text:style-name="T14">–</text:span> Она исчезла!!! <text:span text:style-name="T14">–</text:span> Твайлайт не могла отдышаться.</text:p>
      <text:p text:style-name="P2"><text:span text:style-name="T14">–</text:span> Кто <text:span text:style-name="T1">—</text:span> она??? <text:span text:style-name="T14">–</text:span> <text:span text:style-name="T1">х</text:span>ором воскликнули мы и переглянулись.</text:p>
      <text:p text:style-name="P2"><text:span text:style-name="T14">–</text:span> Прин-цес-са Се-лес-ти-я! <text:span text:style-name="T14">–</text:span> <text:span text:style-name="T1">п</text:span>о слогам отчеканила Твайлайт. <text:span text:style-name="T14">–</text:span> Только это между нами. Государственная тайна. Нас вызывают в Кантерлот.</text:p>
      <text:p text:style-name="P2"><text:span text:style-name="T14">–</text:span> Ну и дела, <text:span text:style-name="T14">–</text:span> покачала головой Д<text:span text:style-name="T1">эш</text:span>. <text:span text:style-name="T14">–</text:span> Я слетаю за остальными. Мы ещё успеем на вечерний поезд.</text:p>
      <text:p text:style-name="P2"><text:span text:style-name="T1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4">–</text:span> Рада видеть вас, мои дорогие, <text:span text:style-name="T14">–</text:span> поприветствовала Луна кобылок. Я удостоился едва заметного кивка. <text:span text:style-name="T14">–</text:span> А где элементы Щедрости и Веселья?</text:p>
      <text:p text:style-name="P2"><text:span text:style-name="T14">–</text:span> Рэрити осталась ухаживать за Пинки. Та очень больна, <text:span text:style-name="T14">–</text:span> выступила за всех Твайлайт. <text:span text:style-name="T14">–</text:span> Что произошло? Стража сказала нам…</text:p>
      <text:p text:style-name="P2"><text:span text:style-name="T14">–</text:span> Увы, они не солгали. Моя сестра пропала вчера утром. Стража видела её накануне вечером, но утром нашли только примятую постель. Я знаю, <text:span text:style-name="T14">–</text:span> тут Луна повернулась ко мне и с едва заметным сарказмом продолжила, <text:span text:style-name="T1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14">–</text:span> Не могу ничем помочь. Я знаю не больше твоего.</text:p>
      <text:p text:style-name="P2">Луна как будто ожидала такой ответ.</text:p>
      <text:p text:style-name="P2"><text:span text:style-name="T14">–</text:span> В таком случае мне понадобится твоя помощь, <text:span text:style-name="T14">–</text:span> Луна кивнула Твайлайт. <text:span text:style-name="T14">–</text:span> Ты была её ближайшей и лучшей ученицей и, я надеюсь, поможешь понять мне, где она находится сейчас.</text:p>
      <text:p text:style-name="P2"><text:span text:style-name="T14">–</text:span> Приложу все усилия, Ваше Высочество. Но мне понадобится провести некоторое время в библиотеке Кантерлота.</text:p>
      <text:p text:style-name="P2"><text:span text:style-name="T1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6" text:outline-level="2">Поиск решения</text:h>
      <text:p text:style-name="P110"/>
      <text:p text:style-name="P2"><text:span text:style-name="T1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9">Луна приносит в жертву свою кровь, чтобы путешествие к замку прошло без потерь. Жертва не принимается — Дэш погибает</text:span>&gt;</text:p>
      <text:p text:style-name="P2"><text:span text:style-name="T14">&lt;</text:span><text:span text:style-name="T28">Как Луна, Твайлайт и Дискорд через месяц будут пробираться к замку Принцесс, если к нему уже сейчас пройти почти невозможно?</text:span><text:span text:style-name="T14">&gt;</text:span></text:p>
      <text:p text:style-name="P15"/>
      <text:p text:style-name="P2"><text:span text:style-name="T14">&lt;</text:span><text:span text:style-name="T2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4">—</text:span><text:span text:style-name="T28"> Луна создаёт обратный коридор в срок.</text:span><text:span text:style-name="T14">&gt;</text:span></text:p>
      <text:p text:style-name="P2"/>
      <text:h text:style-name="P15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4">—</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4">—</text:span> виднелось под листвой плюща.</text:p>
      <text:p text:style-name="P2">“Откуда здесь взялся рухнувший Боинг?” <text:span text:style-name="T14">&lt;</text:span><text:span text:style-name="T29">Дуглас </text:span><text:span text:style-name="T34">—</text:span><text:span text:style-name="T29"> </text:span><text:span text:style-name="T34">DC-3</text:span><text:span text:style-name="T1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4">&lt;</text:span><text:span text:style-name="T28">высоко летать нельзя из-за молний</text:span><text:span text:style-name="T14">&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4">—</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4">—</text:span> помогают идти Твайлайт. Макс и Дэш <text:span text:style-name="T1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4">&lt;</text:span><text:span text:style-name="T28">двухмесячной</text:span><text:span text:style-name="T14">&gt;</text:span> давности осталось лишь направление движения.</text:p>
      <text:p text:style-name="P2">И опять, как <text:span text:style-name="T14">&lt;</text:span><text:span text:style-name="T28">два</text:span><text:span text:style-name="T1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4">—</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4">&lt;</text:span><text:span text:style-name="T28">основного потока</text:span><text:span text:style-name="T1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4">&lt;</text:span><text:span text:style-name="T28">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
      <text:h text:style-name="P156"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4">&lt;</text:span><text:span text:style-name="T28">три месяца</text:span><text:span text:style-name="T1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4">&gt;</text:span>\Привет, Нексус. Это Макс.</text:p>
      <text:p text:style-name="P2"><text:span text:style-name="T14">&lt;\</text:span>Привет, Макс. Рад тебя видеть.</text:p>
      <text:p text:style-name="P23">Хм. Блок эмоций? Или просто модификация стандартного приветствия?</text:p>
      <text:p text:style-name="P2"><text:span text:style-name="T14">&gt;\</text:span>Нексус, отключи память событий за последнюю неделю.</text:p>
      <text:p text:style-name="P2"><text:span text:style-name="T14">&lt;\</text:span>Выполнено, Макс.</text:p>
      <text:p text:style-name="P2"><text:span text:style-name="T14">&gt;</text:span>\Задача по корпоративной логике. Выдай наиболее оптимальное решение.</text:p>
      <text:p text:style-name="P2"><text:span text:style-name="T14">&lt;\</text:span>Жду с нетерпением, Макс.</text:p>
      <text:p text:style-name="P2"><text:span text:style-name="T14">&gt;\</text:span>Постановка задачи.</text:p>
      <text:p text:style-name="P2"><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4">&gt;\</text:span>Ограничения.</text:p>
      <text:p text:style-name="P2"><text:span text:style-name="T14">&gt;\</text:span>Ты не можешь подать в суд на компанию Б и ждать результатов, так как за время разбирательства компания А обанкротится.</text:p>
      <text:p text:style-name="P2"><text:span text:style-name="T14">&gt;\</text:span>Задание.</text:p>
      <text:p text:style-name="P2"><text:span text:style-name="T1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4">&lt;\</text:span>Задача принята...</text:p>
      <text:p text:style-name="P2"><text:soft-page-break/><text:span text:style-name="T14">&lt;\</text:span>...</text:p>
      <text:p text:style-name="P2"><text:span text:style-name="T14">&lt;\</text:span>...</text:p>
      <text:p text:style-name="P2"><text:span text:style-name="T14">&lt;\</text:span>Решение:</text:p>
      <text:p text:style-name="P2"><text:span text:style-name="T14">&lt;\&lt;</text:span><text:span text:style-name="T28">Не следует противопоставлять злу ещё большее зло - это только усилит его — </text:span><text:span text:style-name="T29">кодовая фраза</text:span><text:span text:style-name="T3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4">&lt;</text:span><text:span text:style-name="T28">трёх</text:span><text:span text:style-name="T14">&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8">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4">&lt;</text:span><text:span text:style-name="T2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4">&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6" text:outline-level="2">Безнадёжность</text:h>
      <text:p text:style-name="P15">&lt;<text:span text:style-name="T29">На Макса чуть не наезжает машина из пустой подворотни со спущенными колёсами, </text:span><text:soft-page-break/><text:span text:style-name="T29">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4">&lt;</text:span><text:span text:style-name="T28">расширить</text:span><text:span text:style-name="T1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4">&lt;</text:span><text:span text:style-name="T28">расширить</text:span><text:span text:style-name="T1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4">&lt;</text:span><text:span text:style-name="T28">клоунов/санта-клаусов</text:span><text:span text:style-name="T14">&gt;</text:span>, подстерегавших меня на подходе к офису. Возвратившись домой я с удивлением обнаружил сзади <text:span text:style-name="T14">&lt;</text:span><text:span text:style-name="T28">пять</text:span><text:span text:style-name="T14">&gt;</text:span>длинную прореху в куртке, <text:span text:style-name="T14">&lt;</text:span><text:span text:style-name="T28">как будто сделанную пятернёй с металлическими когтями</text:span><text:span text:style-name="T14">&gt;</text:span>явно сделанную ударом ножа вдогонку наотмашь <text:span text:style-name="T14">&lt;</text:span><text:span text:style-name="T28">Эпплджек понадобилось два часа, чтобы зашить её</text:span><text:span text:style-name="T1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4">&lt;</text:span><text:span text:style-name="T28">подать фонарь под другим сосусом</text:span><text:span text:style-name="T1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4">&lt;</text:span><text:span text:style-name="T28">уменьшить подозрения — о них должен догадаться Макс</text:span><text:span text:style-name="T1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4">&lt;</text:span><text:span text:style-name="T28">улучшить</text:span><text:span text:style-name="T14">&gt;</text:span>. А тот случай, когда мне пришлось зашивать тебе куртку после нападения убийц <text:span text:style-name="T14">&lt;</text:span><text:span text:style-name="T28">клоунов/санта-клаусов</text:span><text:span text:style-name="T1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6" text:outline-level="2"><text:soft-page-break/>След?</text:h>
      <text:p text:style-name="P110"/>
      <text:p text:style-name="P2"><text:span text:style-name="T14">&lt;</text:span><text:span text:style-name="T28">сначала эпизод - проверка сумки в серверной</text:span><text:span text:style-name="T14">&gt;</text:span></text:p>
      <text:p text:style-name="P2"><text:span text:style-name="T14">&lt;</text:span><text:span text:style-name="T3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4">&lt;</text:span><text:span text:style-name="T28">“Последний Единорог” Питера Бигла</text:span><text:span text:style-name="T1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4">&lt;</text:span><text:span text:style-name="T28">расширить. Перед кафешкой - диалог с Флатти и ЭйДжей. Все думают, что наконец-то нашли Селестию. Все ликуют</text:span><text:span text:style-name="T14">&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4">&lt;</text:span><text:span text:style-name="T28">Расширить сцену в кафе. Ожидание, подьём и… падение ожиданий</text:span><text:span text:style-name="T14">&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8">упомянуть болезнь Флатти в соответствующем разделе</text:span><text:span text:style-name="T14">&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6" text:outline-level="2">Озарение</text:h>
      <text:p text:style-name="P2"/>
      <text:p text:style-name="P2"><text:span text:style-name="T14">&lt;</text:span><text:span text:style-name="T2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4">– </text:span>Ну хорошо. Убедила. В конце-концов, можем поступить так. Вы с Флатти вернётесь обратно а я продолжу поиски здесь.</text:p>
      <text:p text:style-name="P92"><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4">– </text:span>Вы можете связываться со мной раз в месяц по коридору.</text:p>
      <text:p text:style-name="P92"><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4">– </text:span>Конечно оставаться. Кто ещё, кроме нас, может найти её?</text:p>
      <text:p text:style-name="P92"><text:span text:style-name="T14">– </text:span>Я думал, ты не сможешь оставить Энджела и всех остальных надолго.</text:p>
      <text:p text:style-name="P92"><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4">– </text:span>Извини, Флаттершай, забылся.</text:p>
      <text:p text:style-name="P97"><text:span text:style-name="T14">– </text:span>Та ладно, я ж не против, – возразила Эпплджек. – Не парься, Флатти. Было б хуже, если б он <text:s/>назвал меня Эпплджек на людях.</text:p>
      <text:p text:style-name="P97"><text:span text:style-name="T14">– </text:span>Ты так... – запнулась Флаттершай. – Так быстро забыла свою ферму. И...</text:p>
      <text:p text:style-name="P97"><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4">– </text:span>Как ты можешь так говорить? – расплакалась Флаттершай.</text:p>
      <text:p text:style-name="P97"><text:span text:style-name="T14">– </text:span>Эй, девушки, не ссорьтесь! Мы — одна команда! И надеюсь, останемся ею и в дальнейшем. </text:p>
      <text:list xml:id="list3067516217086161613"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14">– </text:span>А если нет? – Эпплджек смотрела мне мне прямо в глаза.</text:p>
      <text:list xml:id="list180931304667455" text:continue-numbering="true" text:style-name="L5">
        <text:list-header>
          <text:p text:style-name="P147">Я молча пожал плечами. Эпплджек уверенно продолжила.</text:p>
        </text:list-header>
      </text:list>
      <text:p text:style-name="P97"><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4">– </text:span>Спасибо, ЭйДжей.</text:p>
      <text:p text:style-name="P97"><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931217594494" text:continue-numbering="true" text:style-name="L5">
        <text:list-header>
          <text:p text:style-name="P147">Флаттершай пробормотала нечто, показавшееся мне знакомым.</text:p>
        </text:list-header>
      </text:list>
      <text:p text:style-name="P97"><text:span text:style-name="T14">– </text:span>Флатти, ты что-то сказала? Я не расслышал.</text:p>
      <text:p text:style-name="P97"><text:span text:style-name="T14">– </text:span>Намерение Изменяет Реальность.</text:p>
      <text:p text:style-name="P97"><text:span text:style-name="T14">– </text:span>Эээ. А где ты слышала эту фразу, если не секрет?</text:p>
      <text:p text:style-name="P97"><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931544407794"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4">– </text:span>Флатти, ЭйДжей, буду через час. Ждите!</text:p>
      <text:p text:style-name="P92"/>
      <text:h text:style-name="P155" text:outline-level="2">Почти.</text:h>
      <text:p text:style-name="P107"/>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4">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5" text:outline-level="2">Дискорд</text:h>
      <text:p text:style-name="P110"/>
      <text:p text:style-name="P107">Девушки поспешно собирались, пока я растолковывал им задачу.</text:p>
      <text:p text:style-name="P107"><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14">– </text:span>Это тот твой приятель, который разбился с полгода назад? – спросила Эпплджек.</text:p>
      <text:p text:style-name="P107"><text:span text:style-name="T14">– </text:span>Да, это он.</text:p>
      <text:p text:style-name="P107"><text:span text:style-name="T14">– </text:span>А как мы попадём в его квартиру? Там сейчас кто-то живёт? – Флаттершай прыгала на одной ноге, натягивая кед.</text:p>
      <text:p text:style-name="P107"><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8">Плохо написано!</text:span><text:span text:style-name="T14">&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14">– </text:span>Макс, что случилось? У нас проблемы?</text:p>
      <text:p text:style-name="P108"><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14">– </text:span>Нет нужды. Лучше станьте-ка сзади меня так, чтобы заслонить от этих бабулек и от вооон той камеры наблюдения.</text:p>
      <text:list xml:id="list3501322574708199772"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1"><text:span text:style-name="T14">–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1"><text:span text:style-name="T14">– </text:span>Макс, тут окно разбито! И верёвка какая-то висит. – крикнула Флаттершай из кухни.</text:p>
      <text:p text:style-name="P131"><text:span text:style-name="T14">–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1"><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14">– </text:span>Монитор выключен. – <text:s/>раздалось из угла. Кресло с высокой спинкой повернулось, открыв нашим взорам Дискорда. </text:p>
      <text:p text:style-name="P1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pan text:style-name="T14">– </text:span>Оп-па! – пробормотала Эпплджек. – Нежданчик!</text:p>
      <text:p text:style-name="P131"><text:span text:style-name="T14">– </text:span>Ты, я вижу, времени не терял, – моя рука под прикрытием стола медленно тянулась к тяжёлой фарфоровой кружке, стоящей на краю.</text:p>
      <text:p text:style-name="P111"><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14">– </text:span>А почему ты вообще решил искать нас тут? – спросила Эпплджек. – Приехал бы домой. Мы б тебя чаем напоили.</text:p>
      <text:p text:style-name="P111"><text:span text:style-name="T14">–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14">– </text:span>С кем это вы тут разговариваете?</text:p>
      <text:list xml:id="list393991189165451986" text:style-name="L7">
        <text:list-header>
          <text:p text:style-name="P157">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56" text:outline-level="2">Селестия</text:h>
      <text:p text:style-name="P131"/>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p>
      <text:p text:style-name="P131">– Привет опять. Как ты меня слышишь?</text:p>
      <text:p text:style-name="P1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p>
      <text:p text:style-name="P120">– Ффы, тьфу, пффф, пфу! <text:span text:style-name="T14">&lt;</text:span><text:span text:style-name="T28">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9">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text:soft-page-break/>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1">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24">– И что? – продолжила его мысль Эпплджек.</text:p>
      <text:p text:style-name="P124">– Эквестрийские <text:span text:style-name="T14">&lt;</text:span><text:span text:style-name="T28">три месяца</text:span><text:span text:style-name="T14">&gt;</text:span> КО-РО-ЧЕ местных. – с нажимом повторил Дискорд. – По моим подсчётам, на два дня.</text:p>
      <text:p text:style-name="P124">– И?!! – до меня уже дошло, но Эпплджек продолжала тупить.</text:p>
      <text:p text:style-name="P124">–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text:soft-page-break/>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20"/>
      <text:h text:style-name="P156"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14">&lt;</text:span><text:span text:style-name="T28">полгода</text:span><text:span text:style-name="T14">&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20">– ЙУУУУУУУХХХУУУУУ!!! – заорал Дискорд, сложил крылья и врезался в шар.</text:p>
      <text:p text:style-name="P125">&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4">–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9">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6">–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4">&lt;</text:span>упомянуть в эпизоде на Терре, что МЛП-сериал закрылся год назад<text:span text:style-name="T14">&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text:soft-page-break/>–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4">&lt;</text:span><text:span text:style-name="T34">чёрт</text:span><text:span text:style-name="T14">&gt;</text:span> меня побери, объяснить кьютимарки?</text:p>
      <text:p text:style-name="P100"><text:soft-page-break/>–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14">–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pan text:style-name="T14">–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14">–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text:soft-page-break/>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8">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4">&lt;</text:span><text:span text:style-name="T28">парадокс</text:span><text:span text:style-name="T14">&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4">&lt;</text:span><text:span text:style-name="T28">полгода</text:span><text:span text:style-name="T14">&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8">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4"> Я</text:span><text:span text:style-name="T28">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8">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
      <text:list xml:id="list861139870323475458" text:style-name="L8">
        <text:list-header>
          <text:p text:style-name="P149">(<text:span text:style-name="T37">Луна — как повелительница снов, слышала разговор Макса с Анакорном</text:span>)</text:p>
          <text:p text:style-name="P150"/>
        </text:list-header>
      </text:list>
      <text:p text:style-name="P121">***</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92">Я опустил руку на шею Дэш и ощутил теплоту и лёгкое покалывание в пустоте.</text:p>
      <text:p text:style-name="P92"><text:span text:style-name="T14">–</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6" text:outline-level="2">Земля</text:h>
      <text:p text:style-name="P95">Музыкальная тема из бегущего по лезвию бритвы — <text:span text:style-name="T14">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text:soft-page-break/>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4">&lt;</text:span><text:span text:style-name="T29">Живая лошадь — не кошка, ухаживать за ней сложнее</text:span><text:span text:style-name="T1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4">–</text:span> Держись! <text:span text:style-name="T1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4">&lt;</text:span><text:span text:style-name="T28">взгляд</text:span><text:span text:style-name="T1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4">—</text:span> выглядело по-дурацки, но тем-не-менее <text:span text:style-name="T14">—</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3T14:09:24.005000000</dc:date>
    <meta:editing-duration>P81DT9H22M59S</meta:editing-duration>
    <meta:editing-cycles>4564</meta:editing-cycles>
    <meta:generator>LibreOffice/5.1.0.3$Windows_x86 LibreOffice_project/5e3e00a007d9b3b6efb6797a8b8e57b51ab1f737</meta:generator>
    <meta:document-statistic meta:table-count="0" meta:image-count="0" meta:object-count="0" meta:page-count="162" meta:paragraph-count="3305" meta:word-count="74708" meta:character-count="496982" meta:non-whitespace-character-count="422040"/>
  </office:meta>
</office:document-meta>
</file>